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swiss"/>
  </office:font-face-decls>
  <office:automatic-styles>
    <style:style style:name="P1" style:family="paragraph" style:parent-style-name="Footer">
      <style:text-properties officeooo:rsid="0008dd3b" officeooo:paragraph-rsid="0008dd3b"/>
    </style:style>
    <style:style style:name="P2" style:family="paragraph" style:parent-style-name="Frame_20_contents">
      <style:paragraph-properties fo:margin-left="0mm" fo:margin-right="0mm" fo:margin-top="0mm" fo:margin-bottom="0mm" style:contextual-spacing="false" fo:line-height="80%" fo:text-align="start" style:justify-single-word="false" fo:text-indent="0mm" style:auto-text-indent="false"/>
    </style:style>
    <style:style style:name="P3" style:family="paragraph" style:parent-style-name="Frame_20_contents">
      <style:paragraph-properties fo:margin-left="60.96mm" fo:margin-right="0mm" fo:margin-top="0mm" fo:margin-bottom="0mm" style:contextual-spacing="false" fo:line-height="85%" fo:text-align="start" style:justify-single-word="false" fo:text-indent="0mm" style:auto-text-indent="false"/>
    </style:style>
    <style:style style:name="P4" style:family="paragraph" style:parent-style-name="Frame_20_contents">
      <style:paragraph-properties fo:margin-left="3.81mm" fo:margin-right="0mm" fo:margin-top="0mm" fo:margin-bottom="0mm" style:contextual-spacing="false" fo:line-height="100%" fo:text-align="start" style:justify-single-word="false" fo:text-indent="0mm" style:auto-text-indent="false">
        <style:tab-stops>
          <style:tab-stop style:position="261.88mm" style:type="right"/>
        </style:tab-stops>
      </style:paragraph-properties>
    </style:style>
    <style:style style:name="P5" style:family="paragraph" style:parent-style-name="Frame_20_contents">
      <style:paragraph-properties fo:margin-left="6.35mm" fo:margin-right="0mm" fo:margin-top="0mm" fo:margin-bottom="0mm" style:contextual-spacing="false" fo:line-height="88%" fo:text-align="start" style:justify-single-word="false" fo:text-indent="0mm" style:auto-text-indent="false">
        <style:tab-stops>
          <style:tab-stop style:position="265.34mm" style:type="right"/>
        </style:tab-stops>
      </style:paragraph-properties>
    </style:style>
    <style:style style:name="P6" style:family="paragraph" style:parent-style-name="Frame_20_contents">
      <style:paragraph-properties fo:margin-left="0mm" fo:margin-right="0mm" fo:margin-top="3.18mm" fo:margin-bottom="2.54mm" style:contextual-spacing="false" fo:line-height="113%" fo:text-align="center" style:justify-single-word="false" fo:text-indent="0mm" style:auto-text-indent="false"/>
    </style:style>
    <style:style style:name="P7" style:family="paragraph" style:parent-style-name="Frame_20_contents">
      <style:paragraph-properties fo:margin-left="25.4mm" fo:margin-right="0mm" fo:margin-top="8.89mm" fo:margin-bottom="0mm" style:contextual-spacing="false" fo:line-height="126%" fo:text-align="start" style:justify-single-word="false" fo:text-indent="0mm" style:auto-text-indent="false">
        <style:tab-stops>
          <style:tab-stop style:position="89.59mm" style:type="right"/>
        </style:tab-stops>
      </style:paragraph-properties>
    </style:style>
    <style:style style:name="P8" style:family="paragraph" style:parent-style-name="Standard">
      <style:paragraph-properties fo:margin-left="0mm" fo:margin-right="1.27mm" fo:margin-top="3.81mm" fo:margin-bottom="0mm" style:contextual-spacing="false" fo:line-height="115%" fo:text-align="justify" style:justify-single-word="false" fo:text-indent="0mm" style:auto-text-indent="false"/>
      <style:text-properties officeooo:paragraph-rsid="0008dc93"/>
    </style:style>
    <style:style style:name="P9" style:family="paragraph" style:parent-style-name="Standard">
      <style:paragraph-properties fo:margin-left="1.27mm" fo:margin-right="2.54mm" fo:margin-top="3.81mm" fo:margin-bottom="7.62mm" style:contextual-spacing="false" fo:line-height="115%" fo:text-align="justify" style:justify-single-word="false" fo:text-indent="0mm" style:auto-text-indent="false"/>
      <style:text-properties officeooo:paragraph-rsid="0008dc93"/>
    </style:style>
    <style:style style:name="P10" style:family="paragraph" style:parent-style-name="Standard">
      <style:paragraph-properties fo:margin-left="1.27mm" fo:margin-right="2.54mm" fo:margin-top="0mm" fo:margin-bottom="0mm" style:contextual-spacing="false" fo:line-height="115%" fo:text-align="justify" style:justify-single-word="false" fo:text-indent="0mm" style:auto-text-indent="false"/>
      <style:text-properties officeooo:paragraph-rsid="0008dc93"/>
    </style:style>
    <style:style style:name="P11" style:family="paragraph" style:parent-style-name="Standard">
      <style:paragraph-properties fo:margin-left="1.27mm" fo:margin-right="2.54mm" fo:margin-top="3.18mm" fo:margin-bottom="0mm" style:contextual-spacing="false" fo:line-height="115%" fo:text-align="justify" style:justify-single-word="false" fo:text-indent="0mm" style:auto-text-indent="false" fo:break-before="page"/>
      <style:text-properties officeooo:paragraph-rsid="0008dc93"/>
    </style:style>
    <style:style style:name="P12" style:family="paragraph" style:parent-style-name="Standard">
      <style:paragraph-properties fo:margin-left="1.27mm" fo:margin-right="0mm" fo:margin-top="0mm" fo:margin-bottom="0mm" style:contextual-spacing="false" fo:line-height="115%" fo:text-align="justify" style:justify-single-word="false" fo:text-indent="0mm" style:auto-text-indent="false"/>
      <style:text-properties officeooo:paragraph-rsid="0008dc93"/>
    </style:style>
    <style:style style:name="P13" style:family="paragraph" style:parent-style-name="Standard">
      <style:paragraph-properties fo:margin-left="3.81mm" fo:margin-right="1.27mm" fo:margin-top="0.64mm" fo:margin-bottom="0mm" style:contextual-spacing="false" fo:line-height="115%" fo:text-align="justify" style:justify-single-word="false" fo:text-indent="3.81mm" style:auto-text-indent="false"/>
      <style:text-properties officeooo:paragraph-rsid="0008dc93"/>
    </style:style>
    <style:style style:name="P14" style:family="paragraph" style:parent-style-name="Standard">
      <style:paragraph-properties fo:margin-left="2.54mm" fo:margin-right="1.27mm" fo:margin-top="0mm" fo:margin-bottom="0mm" style:contextual-spacing="false" fo:line-height="115%" fo:text-align="justify" style:justify-single-word="false" fo:text-indent="5.08mm" style:auto-text-indent="false"/>
      <style:text-properties officeooo:paragraph-rsid="0008dc93"/>
    </style:style>
    <style:style style:name="P15" style:family="paragraph" style:parent-style-name="Standard">
      <style:paragraph-properties fo:margin-left="2.54mm" fo:margin-right="1.27mm" fo:margin-top="0.64mm" fo:margin-bottom="0mm" style:contextual-spacing="false" fo:line-height="115%" fo:text-align="justify" style:justify-single-word="false" fo:text-indent="0mm" style:auto-text-indent="false"/>
      <style:text-properties officeooo:paragraph-rsid="0008dc93"/>
    </style:style>
    <style:style style:name="P16" style:family="paragraph" style:parent-style-name="Standard">
      <style:paragraph-properties fo:margin-left="2.54mm" fo:margin-right="1.27mm" fo:margin-top="0mm" fo:margin-bottom="0mm" style:contextual-spacing="false" fo:line-height="115%" fo:text-align="justify" style:justify-single-word="false" fo:text-indent="0mm" style:auto-text-indent="false"/>
      <style:text-properties officeooo:paragraph-rsid="0008dc93"/>
    </style:style>
    <style:style style:name="P17" style:family="paragraph" style:parent-style-name="Standard">
      <style:paragraph-properties fo:margin-left="2.54mm" fo:margin-right="3.81mm" fo:margin-top="0mm" fo:margin-bottom="0mm" style:contextual-spacing="false" fo:line-height="115%" fo:text-align="justify" style:justify-single-word="false" fo:text-indent="2.54mm" style:auto-text-indent="false"/>
      <style:text-properties officeooo:paragraph-rsid="0008dc93"/>
    </style:style>
    <style:style style:name="P18" style:family="paragraph" style:parent-style-name="Standard">
      <style:paragraph-properties fo:margin-left="1.27mm" fo:margin-right="2.54mm" fo:margin-top="5.08mm" fo:margin-bottom="0mm" style:contextual-spacing="false" fo:line-height="115%" fo:text-align="justify" style:justify-single-word="false" fo:text-indent="2.54mm" style:auto-text-indent="false" fo:break-before="page"/>
      <style:text-properties officeooo:paragraph-rsid="0008dc93"/>
    </style:style>
    <style:style style:name="P19" style:family="paragraph" style:parent-style-name="Standard">
      <style:paragraph-properties fo:margin-left="1.27mm" fo:margin-right="2.54mm" fo:margin-top="0mm" fo:margin-bottom="0mm" style:contextual-spacing="false" fo:line-height="115%" fo:text-align="justify" style:justify-single-word="false" fo:text-indent="3.81mm" style:auto-text-indent="false"/>
      <style:text-properties officeooo:paragraph-rsid="0008dc93"/>
    </style:style>
    <style:style style:name="P20" style:family="paragraph" style:parent-style-name="Standard">
      <style:paragraph-properties fo:margin-left="2.54mm" fo:margin-right="0mm" fo:margin-top="0mm" fo:margin-bottom="0mm" style:contextual-spacing="false" fo:line-height="115%" fo:text-align="justify" style:justify-single-word="false" fo:text-indent="2.54mm" style:auto-text-indent="false"/>
      <style:text-properties officeooo:paragraph-rsid="0008dc93"/>
    </style:style>
    <style:style style:name="P21" style:family="paragraph" style:parent-style-name="Standard">
      <style:paragraph-properties fo:margin-left="2.54mm" fo:margin-right="1.27mm" fo:margin-top="0mm" fo:margin-bottom="0mm" style:contextual-spacing="false" fo:line-height="115%" fo:text-align="justify" style:justify-single-word="false" fo:text-indent="3.81mm" style:auto-text-indent="false"/>
      <style:text-properties officeooo:paragraph-rsid="0008dc93"/>
    </style:style>
    <style:style style:name="P22" style:family="paragraph" style:parent-style-name="Standard">
      <style:paragraph-properties fo:margin-left="0mm" fo:margin-right="3.81mm" fo:margin-top="5.08mm" fo:margin-bottom="0mm" style:contextual-spacing="false" fo:line-height="115%" fo:text-align="justify" style:justify-single-word="false" fo:text-indent="0mm" style:auto-text-indent="false" fo:break-before="page"/>
      <style:text-properties officeooo:paragraph-rsid="0008dc93"/>
    </style:style>
    <style:style style:name="P23" style:family="paragraph" style:parent-style-name="Standard">
      <style:paragraph-properties fo:margin-left="0mm" fo:margin-right="3.81mm" fo:margin-top="0mm" fo:margin-bottom="0mm" style:contextual-spacing="false" fo:line-height="115%" fo:text-align="justify" style:justify-single-word="false" fo:text-indent="3.81mm" style:auto-text-indent="false"/>
      <style:text-properties officeooo:paragraph-rsid="0008dc93"/>
    </style:style>
    <style:style style:name="P24" style:family="paragraph" style:parent-style-name="Standard">
      <style:paragraph-properties fo:margin-left="1.27mm" fo:margin-right="3.81mm" fo:margin-top="0mm" fo:margin-bottom="0mm" style:contextual-spacing="false" fo:line-height="115%" fo:text-align="justify" style:justify-single-word="false" fo:text-indent="3.81mm" style:auto-text-indent="false"/>
      <style:text-properties officeooo:paragraph-rsid="0008dc93"/>
    </style:style>
    <style:style style:name="P25" style:family="paragraph" style:parent-style-name="Standard">
      <style:paragraph-properties fo:margin-left="2.54mm" fo:margin-right="2.54mm" fo:margin-top="0mm" fo:margin-bottom="0mm" style:contextual-spacing="false" fo:line-height="115%" fo:text-align="start" style:justify-single-word="false" fo:text-indent="0mm" style:auto-text-indent="false"/>
      <style:text-properties officeooo:paragraph-rsid="0008dc93"/>
    </style:style>
    <style:style style:name="P26" style:family="paragraph" style:parent-style-name="Standard">
      <style:paragraph-properties fo:margin-left="0mm" fo:margin-right="0mm" fo:margin-top="0mm" fo:margin-bottom="0mm" style:contextual-spacing="false" fo:line-height="115%" fo:text-align="start" style:justify-single-word="false" fo:text-indent="0mm" style:auto-text-indent="false"/>
      <style:text-properties officeooo:paragraph-rsid="0008dc93"/>
    </style:style>
    <style:style style:name="P27" style:family="paragraph" style:parent-style-name="Standard" style:master-page-name="Standard">
      <loext:graphic-properties draw:fill-gradient-name="gradient" draw:fill-hatch-name="hatch"/>
      <style:paragraph-properties fo:margin-left="0mm" fo:margin-right="0mm" fo:margin-top="3.81mm" fo:margin-bottom="0mm" style:contextual-spacing="false" fo:line-height="113%" fo:text-align="start" style:justify-single-word="false" fo:text-indent="0mm" style:auto-text-indent="false" style:page-number="115"/>
      <style:text-properties officeooo:paragraph-rsid="0008dc93"/>
    </style:style>
    <style:style style:name="P28" style:family="paragraph" style:parent-style-name="Standard">
      <style:paragraph-properties fo:margin-left="2.54mm" fo:margin-right="0mm" fo:margin-top="4.45mm" fo:margin-bottom="0mm" style:contextual-spacing="false" fo:line-height="113%" fo:text-align="start" style:justify-single-word="false" fo:text-indent="0mm" style:auto-text-indent="false"/>
      <style:text-properties officeooo:paragraph-rsid="0008dc93"/>
    </style:style>
    <style:style style:name="P29" style:family="paragraph" style:parent-style-name="Standard">
      <style:paragraph-properties fo:margin-left="0mm" fo:margin-right="0mm" fo:margin-top="6.35mm" fo:margin-bottom="0mm" style:contextual-spacing="false" fo:line-height="113%" fo:text-align="justify" style:justify-single-word="false" fo:text-indent="0mm" style:auto-text-indent="false"/>
      <style:text-properties officeooo:paragraph-rsid="0008dc93"/>
    </style:style>
    <style:style style:name="P30" style:family="paragraph" style:parent-style-name="Standard">
      <style:paragraph-properties fo:margin-left="0mm" fo:margin-right="0mm" fo:margin-top="0mm" fo:margin-bottom="0mm" style:contextual-spacing="false" fo:line-height="113%" fo:text-align="justify" style:justify-single-word="false" fo:text-indent="3.81mm" style:auto-text-indent="false"/>
      <style:text-properties officeooo:paragraph-rsid="0008dc93"/>
    </style:style>
    <style:style style:name="P31" style:family="paragraph" style:parent-style-name="Standard">
      <style:paragraph-properties fo:margin-left="1.27mm" fo:margin-right="1.27mm" fo:margin-top="5.72mm" fo:margin-bottom="0mm" style:contextual-spacing="false" fo:line-height="113%" fo:text-align="justify" style:justify-single-word="false" fo:text-indent="0mm" style:auto-text-indent="false"/>
      <style:text-properties officeooo:paragraph-rsid="0008dc93"/>
    </style:style>
    <style:style style:name="P32" style:family="paragraph" style:parent-style-name="Standard">
      <style:paragraph-properties fo:margin-left="1.27mm" fo:margin-right="1.27mm" fo:margin-top="5.08mm" fo:margin-bottom="0mm" style:contextual-spacing="false" fo:line-height="113%" fo:text-align="justify" style:justify-single-word="false" fo:text-indent="0mm" style:auto-text-indent="false" fo:break-before="page"/>
      <style:text-properties officeooo:paragraph-rsid="0008dc93"/>
    </style:style>
    <style:style style:name="P33" style:family="paragraph" style:parent-style-name="Standard">
      <style:paragraph-properties fo:margin-left="1.27mm" fo:margin-right="1.27mm" fo:margin-top="0.64mm" fo:margin-bottom="0mm" style:contextual-spacing="false" fo:line-height="113%" fo:text-align="justify" style:justify-single-word="false" fo:text-indent="3.81mm" style:auto-text-indent="false"/>
      <style:text-properties officeooo:paragraph-rsid="0008dc93"/>
    </style:style>
    <style:style style:name="P34" style:family="paragraph" style:parent-style-name="Standard">
      <style:paragraph-properties fo:margin-left="2.54mm" fo:margin-right="1.27mm" fo:margin-top="0mm" fo:margin-bottom="1.91mm" style:contextual-spacing="false" fo:line-height="113%" fo:text-align="justify" style:justify-single-word="false" fo:text-indent="3.81mm" style:auto-text-indent="false"/>
      <style:text-properties officeooo:paragraph-rsid="0008dc93"/>
    </style:style>
    <style:style style:name="P35" style:family="paragraph" style:parent-style-name="Standard">
      <style:paragraph-properties fo:margin-left="2.54mm" fo:margin-right="1.27mm" fo:margin-top="1.27mm" fo:margin-bottom="0mm" style:contextual-spacing="false" fo:line-height="113%" fo:text-align="justify" style:justify-single-word="false" fo:text-indent="3.81mm" style:auto-text-indent="false"/>
      <style:text-properties officeooo:paragraph-rsid="0008dc93"/>
    </style:style>
    <style:style style:name="P36" style:family="paragraph" style:parent-style-name="Standard">
      <style:paragraph-properties fo:margin-left="1.27mm" fo:margin-right="2.54mm" fo:margin-top="0mm" fo:margin-bottom="0mm" style:contextual-spacing="false" fo:line-height="113%" fo:text-align="justify" style:justify-single-word="false" fo:text-indent="3.81mm" style:auto-text-indent="false"/>
      <style:text-properties officeooo:paragraph-rsid="0008dc93"/>
    </style:style>
    <style:style style:name="P37" style:family="paragraph" style:parent-style-name="Standard">
      <style:paragraph-properties fo:margin-left="2.54mm" fo:margin-right="1.27mm" fo:margin-top="0.64mm" fo:margin-bottom="0mm" style:contextual-spacing="false" fo:line-height="113%" fo:text-align="justify" style:justify-single-word="false" fo:text-indent="0mm" style:auto-text-indent="false"/>
      <style:text-properties officeooo:paragraph-rsid="0008dc93"/>
    </style:style>
    <style:style style:name="P38" style:family="paragraph" style:parent-style-name="Standard">
      <style:paragraph-properties fo:margin-left="1.27mm" fo:margin-right="3.81mm" fo:margin-top="0mm" fo:margin-bottom="0mm" style:contextual-spacing="false" fo:line-height="113%" fo:text-align="justify" style:justify-single-word="false" fo:text-indent="2.54mm" style:auto-text-indent="false"/>
      <style:text-properties officeooo:paragraph-rsid="0008dc93"/>
    </style:style>
    <style:style style:name="P39" style:family="paragraph" style:parent-style-name="Standard">
      <style:paragraph-properties fo:margin-left="2.54mm" fo:margin-right="2.54mm" fo:margin-top="0mm" fo:margin-bottom="0mm" style:contextual-spacing="false" fo:line-height="113%" fo:text-align="justify" style:justify-single-word="false" fo:text-indent="2.54mm" style:auto-text-indent="false"/>
      <style:text-properties officeooo:paragraph-rsid="0008dc93"/>
    </style:style>
    <style:style style:name="P40" style:family="paragraph" style:parent-style-name="Standard">
      <style:paragraph-properties fo:margin-left="0mm" fo:margin-right="1.27mm" fo:margin-top="0.64mm" fo:margin-bottom="0mm" style:contextual-spacing="false" fo:line-height="113%" fo:text-align="justify" style:justify-single-word="false" fo:text-indent="5.08mm" style:auto-text-indent="false"/>
      <style:text-properties officeooo:paragraph-rsid="0008dc93"/>
    </style:style>
    <style:style style:name="P41" style:family="paragraph" style:parent-style-name="Standard">
      <style:paragraph-properties fo:margin-left="2.54mm" fo:margin-right="0mm" fo:margin-top="0.64mm" fo:margin-bottom="0mm" style:contextual-spacing="false" fo:line-height="113%" fo:text-align="justify" style:justify-single-word="false" fo:text-indent="3.81mm" style:auto-text-indent="false"/>
      <style:text-properties officeooo:paragraph-rsid="0008dc93"/>
    </style:style>
    <style:style style:name="P42" style:family="paragraph" style:parent-style-name="Standard">
      <style:paragraph-properties fo:margin-left="8.89mm" fo:margin-right="0mm" fo:margin-top="0mm" fo:margin-bottom="0mm" style:contextual-spacing="false" fo:line-height="85%" fo:text-align="start" style:justify-single-word="false" fo:text-indent="0mm" style:auto-text-indent="false"/>
      <style:text-properties officeooo:paragraph-rsid="0008dc93"/>
    </style:style>
    <style:style style:name="P43" style:family="paragraph" style:parent-style-name="Standard">
      <style:paragraph-properties fo:margin-left="0mm" fo:margin-right="78.74mm" fo:margin-top="5.08mm" fo:margin-bottom="0mm" style:contextual-spacing="false" fo:line-height="100%" fo:text-align="start" style:justify-single-word="false" fo:text-indent="0mm" style:auto-text-indent="false"/>
      <style:text-properties officeooo:paragraph-rsid="0008dc93"/>
    </style:style>
    <style:style style:name="P44" style:family="paragraph" style:parent-style-name="Standard">
      <style:paragraph-properties fo:margin-left="0mm" fo:margin-right="0mm" fo:margin-top="0mm" fo:margin-bottom="0mm" style:contextual-spacing="false" fo:line-height="100%" fo:text-align="start" style:justify-single-word="false" fo:text-indent="0mm" style:auto-text-indent="false"/>
      <style:text-properties officeooo:paragraph-rsid="0008dc93"/>
    </style:style>
    <style:style style:name="P45" style:family="paragraph" style:parent-style-name="Standard">
      <style:paragraph-properties fo:margin-left="0mm" fo:margin-right="0mm" fo:margin-top="3.81mm" fo:margin-bottom="0mm" style:contextual-spacing="false" fo:line-height="100%" fo:text-align="start" style:justify-single-word="false" fo:text-indent="0mm" style:auto-text-indent="false"/>
      <style:text-properties officeooo:paragraph-rsid="0008dc93"/>
    </style:style>
    <style:style style:name="P46" style:family="paragraph" style:parent-style-name="Standard">
      <style:paragraph-properties fo:margin-left="8.89mm" fo:margin-right="0mm" fo:margin-top="0.64mm" fo:margin-bottom="0mm" style:contextual-spacing="false" fo:line-height="100%" fo:text-align="start" style:justify-single-word="false" fo:text-indent="0mm" style:auto-text-indent="false"/>
      <style:text-properties officeooo:paragraph-rsid="0008dc93"/>
    </style:style>
    <style:style style:name="P47" style:family="paragraph" style:parent-style-name="Standard">
      <style:paragraph-properties fo:margin-left="7.62mm" fo:margin-right="0mm" fo:margin-top="0.64mm" fo:margin-bottom="0mm" style:contextual-spacing="false" fo:line-height="100%" fo:text-align="start" style:justify-single-word="false" fo:text-indent="0mm" style:auto-text-indent="false"/>
      <style:text-properties officeooo:paragraph-rsid="0008dc93"/>
    </style:style>
    <style:style style:name="P48" style:family="paragraph" style:parent-style-name="Standard">
      <style:paragraph-properties fo:margin-left="1.27mm" fo:margin-right="0mm" fo:margin-top="4.45mm" fo:margin-bottom="0mm" style:contextual-spacing="false" fo:line-height="100%" fo:text-align="start" style:justify-single-word="false" fo:text-indent="0mm" style:auto-text-indent="false"/>
      <style:text-properties officeooo:paragraph-rsid="0008dc93"/>
    </style:style>
    <style:style style:name="P49" style:family="paragraph" style:parent-style-name="Standard">
      <style:paragraph-properties fo:margin-left="1.27mm" fo:margin-right="0mm" fo:margin-top="0mm" fo:margin-bottom="0mm" style:contextual-spacing="false" fo:line-height="100%" fo:text-align="start" style:justify-single-word="false" fo:text-indent="0mm" style:auto-text-indent="false" fo:break-before="page"/>
      <style:text-properties officeooo:paragraph-rsid="0008dc93"/>
    </style:style>
    <style:style style:name="P50" style:family="paragraph" style:parent-style-name="Standard">
      <style:paragraph-properties fo:margin-left="1.27mm" fo:margin-right="0mm" fo:margin-top="5.72mm" fo:margin-bottom="0mm" style:contextual-spacing="false" fo:line-height="100%" fo:text-align="start" style:justify-single-word="false" fo:text-indent="0mm" style:auto-text-indent="false"/>
      <style:text-properties officeooo:paragraph-rsid="0008dc93"/>
    </style:style>
    <style:style style:name="P51" style:family="paragraph" style:parent-style-name="Standard">
      <style:paragraph-properties fo:margin-left="2.54mm" fo:margin-right="0mm" fo:margin-top="12.07mm" fo:margin-bottom="0mm" style:contextual-spacing="false" fo:line-height="100%" fo:text-align="start" style:justify-single-word="false" fo:text-indent="0mm" style:auto-text-indent="false"/>
      <style:text-properties officeooo:paragraph-rsid="0008dc93"/>
    </style:style>
    <style:style style:name="P52" style:family="paragraph" style:parent-style-name="Standard">
      <style:paragraph-properties fo:margin-left="2.54mm" fo:margin-right="0mm" fo:margin-top="4.45mm" fo:margin-bottom="0mm" style:contextual-spacing="false" fo:line-height="100%" fo:text-align="start" style:justify-single-word="false" fo:text-indent="0mm" style:auto-text-indent="false"/>
      <style:text-properties officeooo:paragraph-rsid="0008dc93"/>
    </style:style>
    <style:style style:name="P53" style:family="paragraph" style:parent-style-name="Standard">
      <style:paragraph-properties fo:margin-left="1.27mm" fo:margin-right="2.54mm" fo:margin-top="1.27mm" fo:margin-bottom="0mm" style:contextual-spacing="false" fo:line-height="100%" fo:text-align="justify" style:justify-single-word="false" fo:text-indent="0mm" style:auto-text-indent="false"/>
      <style:text-properties officeooo:paragraph-rsid="0008dc93"/>
    </style:style>
    <style:style style:name="P54" style:family="paragraph" style:parent-style-name="Standard">
      <style:paragraph-properties fo:margin-left="2.54mm" fo:margin-right="1.27mm" fo:margin-top="0.64mm" fo:margin-bottom="0mm" style:contextual-spacing="false" fo:line-height="100%" fo:text-align="justify" style:justify-single-word="false" fo:text-indent="3.81mm" style:auto-text-indent="false"/>
      <style:text-properties officeooo:paragraph-rsid="0008dc93"/>
    </style:style>
    <style:style style:name="P55" style:family="paragraph" style:parent-style-name="Standard">
      <style:paragraph-properties fo:margin-left="2.54mm" fo:margin-right="0mm" fo:margin-top="5.08mm" fo:margin-bottom="0mm" style:contextual-spacing="false" fo:line-height="100%" fo:text-align="justify" style:justify-single-word="false" fo:text-indent="0mm" style:auto-text-indent="false" fo:break-before="page"/>
      <style:text-properties officeooo:paragraph-rsid="0008dc93"/>
    </style:style>
    <style:style style:name="P56" style:family="paragraph" style:parent-style-name="Standard">
      <style:paragraph-properties fo:margin-left="0mm" fo:margin-right="2.54mm" fo:margin-top="0mm" fo:margin-bottom="0mm" style:contextual-spacing="false" fo:line-height="100%" fo:text-align="end" style:justify-single-word="false" fo:text-indent="0mm" style:auto-text-indent="false"/>
      <style:text-properties officeooo:paragraph-rsid="0008dc93"/>
    </style:style>
    <style:style style:name="P57" style:family="paragraph" style:parent-style-name="Standard">
      <style:paragraph-properties fo:margin-left="0mm" fo:margin-right="0mm" fo:margin-top="4.45mm" fo:margin-bottom="0mm" style:contextual-spacing="false" fo:line-height="87%" fo:text-align="start" style:justify-single-word="false" fo:text-indent="0mm" style:auto-text-indent="false"/>
      <style:text-properties officeooo:paragraph-rsid="0008dc93"/>
    </style:style>
    <style:style style:name="P58" style:family="paragraph" style:parent-style-name="Standard">
      <style:paragraph-properties fo:margin-left="1.27mm" fo:margin-right="0mm" fo:margin-top="5.72mm" fo:margin-bottom="0mm" style:contextual-spacing="false" fo:line-height="111%" fo:text-align="start" style:justify-single-word="false" fo:text-indent="0mm" style:auto-text-indent="false"/>
      <style:text-properties officeooo:paragraph-rsid="0008dc93"/>
    </style:style>
    <style:style style:name="P59" style:family="paragraph" style:parent-style-name="Standard">
      <style:paragraph-properties fo:margin-left="2.54mm" fo:margin-right="2.54mm" fo:margin-top="0mm" fo:margin-bottom="0mm" style:contextual-spacing="false" fo:line-height="111%" fo:text-align="start" style:justify-single-word="false" fo:text-indent="3.81mm" style:auto-text-indent="false"/>
      <style:text-properties officeooo:paragraph-rsid="0008dc93"/>
    </style:style>
    <style:style style:name="P60" style:family="paragraph" style:parent-style-name="Standard">
      <style:paragraph-properties fo:margin-left="0mm" fo:margin-right="0mm" fo:margin-top="0mm" fo:margin-bottom="0mm" style:contextual-spacing="false" fo:line-height="111%" fo:text-align="justify" style:justify-single-word="false" fo:text-indent="3.81mm" style:auto-text-indent="false"/>
      <style:text-properties officeooo:paragraph-rsid="0008dc93"/>
    </style:style>
    <style:style style:name="P61" style:family="paragraph" style:parent-style-name="Standard" style:master-page-name="Converted2">
      <style:paragraph-properties fo:margin-left="3.81mm" fo:margin-right="1.27mm" fo:margin-top="5.72mm" fo:margin-bottom="0mm" style:contextual-spacing="false" fo:line-height="111%" fo:text-align="justify" style:justify-single-word="false" fo:text-indent="0mm" style:auto-text-indent="false" style:page-number="auto" fo:break-before="page"/>
      <style:text-properties officeooo:paragraph-rsid="0008dc93"/>
    </style:style>
    <style:style style:name="P62" style:family="paragraph" style:parent-style-name="Standard">
      <style:paragraph-properties fo:margin-left="2.54mm" fo:margin-right="1.27mm" fo:margin-top="0.64mm" fo:margin-bottom="0mm" style:contextual-spacing="false" fo:line-height="111%" fo:text-align="justify" style:justify-single-word="false" fo:text-indent="0mm" style:auto-text-indent="false"/>
      <style:text-properties officeooo:paragraph-rsid="0008dc93"/>
    </style:style>
    <style:style style:name="P63" style:family="paragraph" style:parent-style-name="Standard">
      <style:paragraph-properties fo:margin-left="2.54mm" fo:margin-right="1.27mm" fo:margin-top="0mm" fo:margin-bottom="0mm" style:contextual-spacing="false" fo:line-height="111%" fo:text-align="justify" style:justify-single-word="false" fo:text-indent="3.81mm" style:auto-text-indent="false"/>
      <style:text-properties officeooo:paragraph-rsid="0008dc93"/>
    </style:style>
    <style:style style:name="P64" style:family="paragraph" style:parent-style-name="Standard">
      <style:paragraph-properties fo:margin-left="0mm" fo:margin-right="1.27mm" fo:margin-top="0.64mm" fo:margin-bottom="0mm" style:contextual-spacing="false" fo:line-height="111%" fo:text-align="justify" style:justify-single-word="false" fo:text-indent="5.08mm" style:auto-text-indent="false"/>
      <style:text-properties officeooo:paragraph-rsid="0008dc93"/>
    </style:style>
    <style:style style:name="P65" style:family="paragraph" style:parent-style-name="Standard">
      <style:paragraph-properties fo:margin-left="2.54mm" fo:margin-right="0mm" fo:margin-top="1.91mm" fo:margin-bottom="0mm" style:contextual-spacing="false" fo:line-height="111%" fo:text-align="justify" style:justify-single-word="false" fo:text-indent="3.81mm" style:auto-text-indent="false"/>
      <style:text-properties officeooo:paragraph-rsid="0008dc93"/>
    </style:style>
    <style:style style:name="P66" style:family="paragraph" style:parent-style-name="Standard">
      <style:paragraph-properties fo:margin-left="2.54mm" fo:margin-right="0mm" fo:margin-top="1.27mm" fo:margin-bottom="0mm" style:contextual-spacing="false" fo:line-height="111%" fo:text-align="justify" style:justify-single-word="false" fo:text-indent="0mm" style:auto-text-indent="false"/>
      <style:text-properties officeooo:paragraph-rsid="0008dc93"/>
    </style:style>
    <style:style style:name="P67" style:family="paragraph" style:parent-style-name="Standard">
      <style:paragraph-properties fo:margin-left="0mm" fo:margin-right="0mm" fo:margin-top="0mm" fo:margin-bottom="1.91mm" style:contextual-spacing="false" fo:line-height="111%" fo:text-align="center" style:justify-single-word="false" fo:text-indent="0mm" style:auto-text-indent="false"/>
      <style:text-properties officeooo:paragraph-rsid="0008dc93"/>
    </style:style>
    <style:style style:name="P68" style:family="paragraph" style:parent-style-name="Standard">
      <style:paragraph-properties fo:margin-left="0mm" fo:margin-right="0mm" fo:margin-top="2.54mm" fo:margin-bottom="0mm" style:contextual-spacing="false" fo:line-height="88%" fo:text-align="center" style:justify-single-word="false" fo:text-indent="0mm" style:auto-text-indent="false"/>
      <style:text-properties officeooo:paragraph-rsid="0008dc93"/>
    </style:style>
    <style:style style:name="P69" style:family="paragraph" style:parent-style-name="Standard">
      <style:paragraph-properties fo:margin-left="7.62mm" fo:margin-right="7.62mm" fo:margin-top="3.18mm" fo:margin-bottom="0mm" style:contextual-spacing="false" fo:line-height="88%" fo:text-align="justify" style:justify-single-word="false" fo:text-indent="0mm" style:auto-text-indent="false"/>
      <style:text-properties officeooo:paragraph-rsid="0008dc93"/>
    </style:style>
    <style:style style:name="P70" style:family="paragraph" style:parent-style-name="Standard">
      <style:paragraph-properties fo:margin-left="0mm" fo:margin-right="1.91mm" fo:margin-top="0mm" fo:margin-bottom="0mm" style:contextual-spacing="false" fo:line-height="81%" fo:text-align="end" style:justify-single-word="false" fo:text-indent="0mm" style:auto-text-indent="false"/>
      <style:text-properties officeooo:paragraph-rsid="0008dc93"/>
    </style:style>
    <style:style style:name="P71" style:family="paragraph" style:parent-style-name="Standard">
      <style:paragraph-properties fo:margin-left="7.62mm" fo:margin-right="5.08mm" fo:margin-top="5.08mm" fo:margin-bottom="0mm" style:contextual-spacing="false" fo:line-height="90%" fo:text-align="justify" style:justify-single-word="false" fo:text-indent="0mm" style:auto-text-indent="false" fo:break-before="page"/>
      <style:text-properties officeooo:paragraph-rsid="0008dc93"/>
    </style:style>
    <style:style style:name="P72" style:family="paragraph" style:parent-style-name="Standard">
      <style:paragraph-properties fo:margin-left="2.54mm" fo:margin-right="0mm" fo:margin-top="5.72mm" fo:margin-bottom="0mm" style:contextual-spacing="false" fo:line-height="90%" fo:text-align="start" style:justify-single-word="false" fo:text-indent="0mm" style:auto-text-indent="false"/>
      <style:text-properties officeooo:paragraph-rsid="0008dc93"/>
    </style:style>
    <style:style style:name="P73" style:family="paragraph" style:parent-style-name="Standard">
      <style:paragraph-properties fo:margin-left="0mm" fo:margin-right="0mm" fo:margin-top="0mm" fo:margin-bottom="1.27mm" style:contextual-spacing="false" fo:line-height="110%" fo:text-align="justify" style:justify-single-word="false" fo:text-indent="3.81mm" style:auto-text-indent="false"/>
      <style:text-properties officeooo:paragraph-rsid="0008dc93"/>
    </style:style>
    <style:style style:name="P74" style:family="paragraph" style:parent-style-name="Standard">
      <style:paragraph-properties fo:margin-left="1.27mm" fo:margin-right="1.27mm" fo:margin-top="0.64mm" fo:margin-bottom="0mm" style:contextual-spacing="false" fo:line-height="110%" fo:text-align="justify" style:justify-single-word="false" fo:text-indent="3.81mm" style:auto-text-indent="false"/>
      <style:text-properties officeooo:paragraph-rsid="0008dc93"/>
    </style:style>
    <style:style style:name="P75" style:family="paragraph" style:parent-style-name="Standard">
      <style:paragraph-properties fo:margin-left="0mm" fo:margin-right="2.54mm" fo:margin-top="0mm" fo:margin-bottom="0mm" style:contextual-spacing="false" fo:line-height="110%" fo:text-align="justify" style:justify-single-word="false" fo:text-indent="5.08mm" style:auto-text-indent="false"/>
      <style:text-properties officeooo:paragraph-rsid="0008dc93"/>
    </style:style>
    <style:style style:name="P76" style:family="paragraph" style:parent-style-name="Standard">
      <style:paragraph-properties fo:margin-left="2.54mm" fo:margin-right="0mm" fo:margin-top="0mm" fo:margin-bottom="0mm" style:contextual-spacing="false" fo:line-height="110%" fo:text-align="justify" style:justify-single-word="false" fo:text-indent="2.54mm" style:auto-text-indent="false"/>
      <style:text-properties officeooo:paragraph-rsid="0008dc93"/>
    </style:style>
    <style:style style:name="P77" style:family="paragraph" style:parent-style-name="Standard">
      <style:paragraph-properties fo:margin-left="2.54mm" fo:margin-right="0mm" fo:margin-top="0.64mm" fo:margin-bottom="0mm" style:contextual-spacing="false" fo:line-height="110%" fo:text-align="justify" style:justify-single-word="false" fo:text-indent="3.81mm" style:auto-text-indent="false"/>
      <style:text-properties officeooo:paragraph-rsid="0008dc93"/>
    </style:style>
    <style:style style:name="P78" style:family="paragraph" style:parent-style-name="Standard">
      <style:paragraph-properties fo:margin-left="1.27mm" fo:margin-right="0mm" fo:margin-top="5.08mm" fo:margin-bottom="0mm" style:contextual-spacing="false" fo:line-height="110%" fo:text-align="start" style:justify-single-word="false" fo:text-indent="0mm" style:auto-text-indent="false"/>
      <style:text-properties officeooo:paragraph-rsid="0008dc93"/>
    </style:style>
    <style:style style:name="P79" style:family="paragraph" style:parent-style-name="Standard">
      <style:paragraph-properties fo:margin-left="2.54mm" fo:margin-right="0mm" fo:margin-top="13.97mm" fo:margin-bottom="0mm" style:contextual-spacing="false" fo:line-height="110%" fo:text-align="start" style:justify-single-word="false" fo:text-indent="0mm" style:auto-text-indent="false" fo:break-before="page"/>
      <style:text-properties officeooo:paragraph-rsid="0008dc93"/>
    </style:style>
    <style:style style:name="P80" style:family="paragraph" style:parent-style-name="Standard">
      <style:paragraph-properties fo:margin-left="0mm" fo:margin-right="1.27mm" fo:margin-top="5.72mm" fo:margin-bottom="0mm" style:contextual-spacing="false" fo:line-height="121%" fo:text-align="justify" style:justify-single-word="false" fo:text-indent="2.54mm" style:auto-text-indent="false" fo:break-before="page"/>
      <style:text-properties officeooo:paragraph-rsid="0008dc93"/>
    </style:style>
    <style:style style:name="P81" style:family="paragraph" style:parent-style-name="Standard">
      <style:paragraph-properties fo:margin-left="6.35mm" fo:margin-right="0mm" fo:margin-top="0mm" fo:margin-bottom="0mm" style:contextual-spacing="false" fo:line-height="121%" fo:text-align="start" style:justify-single-word="false" fo:text-indent="0mm" style:auto-text-indent="false"/>
      <style:text-properties officeooo:paragraph-rsid="0008dc93"/>
    </style:style>
    <style:style style:name="P82" style:family="paragraph" style:parent-style-name="Standard">
      <style:paragraph-properties fo:margin-left="1.27mm" fo:margin-right="0mm" fo:margin-top="2.54mm" fo:margin-bottom="0mm" style:contextual-spacing="false" fo:line-height="116%" fo:text-align="justify" style:justify-single-word="false" fo:text-indent="2.54mm" style:auto-text-indent="false"/>
      <style:text-properties officeooo:paragraph-rsid="0008dc93"/>
    </style:style>
    <style:style style:name="P83" style:family="paragraph" style:parent-style-name="Standard">
      <style:paragraph-properties fo:margin-left="1.27mm" fo:margin-right="0mm" fo:margin-top="0mm" fo:margin-bottom="0mm" style:contextual-spacing="false" fo:line-height="116%" fo:text-align="justify" style:justify-single-word="false" fo:text-indent="2.54mm" style:auto-text-indent="false"/>
      <style:text-properties officeooo:paragraph-rsid="0008dc93"/>
    </style:style>
    <style:style style:name="P84" style:family="paragraph" style:parent-style-name="Standard">
      <style:paragraph-properties fo:margin-left="0mm" fo:margin-right="5.08mm" fo:margin-top="0mm" fo:margin-bottom="0mm" style:contextual-spacing="false" fo:line-height="116%" fo:text-align="justify" style:justify-single-word="false" fo:text-indent="0mm" style:auto-text-indent="false"/>
      <style:text-properties officeooo:paragraph-rsid="0008dc93"/>
    </style:style>
    <style:style style:name="P85" style:family="paragraph" style:parent-style-name="Standard">
      <style:paragraph-properties fo:margin-left="1.27mm" fo:margin-right="3.81mm" fo:margin-top="0mm" fo:margin-bottom="0mm" style:contextual-spacing="false" fo:line-height="116%" fo:text-align="justify" style:justify-single-word="false" fo:text-indent="2.54mm" style:auto-text-indent="false"/>
      <style:text-properties officeooo:paragraph-rsid="0008dc93"/>
    </style:style>
    <style:style style:name="P86" style:family="paragraph" style:parent-style-name="Standard">
      <style:paragraph-properties fo:margin-left="1.27mm" fo:margin-right="2.54mm" fo:margin-top="0mm" fo:margin-bottom="0mm" style:contextual-spacing="false" fo:line-height="116%" fo:text-align="justify" style:justify-single-word="false" fo:text-indent="3.81mm" style:auto-text-indent="false"/>
      <style:text-properties officeooo:paragraph-rsid="0008dc93"/>
    </style:style>
    <style:style style:name="P87" style:family="paragraph" style:parent-style-name="Standard">
      <style:paragraph-properties fo:margin-left="0mm" fo:margin-right="0mm" fo:margin-top="5.08mm" fo:margin-bottom="0mm" style:contextual-spacing="false" fo:line-height="116%" fo:text-align="start" style:justify-single-word="false" fo:text-indent="0mm" style:auto-text-indent="false"/>
      <style:text-properties officeooo:paragraph-rsid="0008dc93"/>
    </style:style>
    <style:style style:name="P88" style:family="paragraph" style:parent-style-name="Standard">
      <style:paragraph-properties fo:margin-left="0mm" fo:margin-right="0mm" fo:margin-top="1.91mm" fo:margin-bottom="0mm" style:contextual-spacing="false" fo:line-height="116%" fo:text-align="start" style:justify-single-word="false" fo:text-indent="0mm" style:auto-text-indent="false" fo:break-before="page">
        <style:tab-stops>
          <style:tab-stop style:position="152.35mm" style:type="right"/>
        </style:tab-stops>
      </style:paragraph-properties>
      <style:text-properties officeooo:paragraph-rsid="0008dc93"/>
    </style:style>
    <style:style style:name="P89" style:family="paragraph" style:parent-style-name="Standard">
      <style:paragraph-properties fo:margin-left="0mm" fo:margin-right="0mm" fo:margin-top="4.45mm" fo:margin-bottom="0mm" style:contextual-spacing="false" fo:line-height="123%" fo:text-align="start" style:justify-single-word="false" fo:text-indent="0mm" style:auto-text-indent="false" fo:break-before="page"/>
      <style:text-properties officeooo:paragraph-rsid="0008dc93"/>
    </style:style>
    <style:style style:name="P90" style:family="paragraph" style:parent-style-name="Standard">
      <style:paragraph-properties fo:margin-left="0mm" fo:margin-right="3.81mm" fo:margin-top="3.81mm" fo:margin-bottom="0mm" style:contextual-spacing="false" fo:line-height="123%" fo:text-align="start" style:justify-single-word="false" fo:text-indent="0mm" style:auto-text-indent="false" fo:break-before="page"/>
      <style:text-properties officeooo:paragraph-rsid="0008dc93"/>
    </style:style>
    <style:style style:name="P91" style:family="paragraph" style:parent-style-name="Standard">
      <style:paragraph-properties fo:margin-left="0mm" fo:margin-right="5.08mm" fo:margin-top="0mm" fo:margin-bottom="0mm" style:contextual-spacing="false" fo:line-height="117%" fo:text-align="justify" style:justify-single-word="false" fo:text-indent="3.81mm" style:auto-text-indent="false"/>
      <style:text-properties officeooo:paragraph-rsid="0008dc93"/>
    </style:style>
    <style:style style:name="P92" style:family="paragraph" style:parent-style-name="Standard">
      <style:paragraph-properties fo:margin-left="1.27mm" fo:margin-right="3.81mm" fo:margin-top="0mm" fo:margin-bottom="0mm" style:contextual-spacing="false" fo:line-height="117%" fo:text-align="justify" style:justify-single-word="false" fo:text-indent="3.81mm" style:auto-text-indent="false"/>
      <style:text-properties officeooo:paragraph-rsid="0008dc93"/>
    </style:style>
    <style:style style:name="P93" style:family="paragraph" style:parent-style-name="Standard">
      <style:paragraph-properties fo:margin-left="2.54mm" fo:margin-right="2.54mm" fo:margin-top="0mm" fo:margin-bottom="0mm" style:contextual-spacing="false" fo:line-height="117%" fo:text-align="justify" style:justify-single-word="false" fo:text-indent="3.81mm" style:auto-text-indent="false"/>
      <style:text-properties officeooo:paragraph-rsid="0008dc93"/>
    </style:style>
    <style:style style:name="P94" style:family="paragraph" style:parent-style-name="Standard">
      <style:paragraph-properties fo:margin-left="2.54mm" fo:margin-right="0mm" fo:margin-top="9.53mm" fo:margin-bottom="0mm" style:contextual-spacing="false" fo:line-height="86%" fo:text-align="start" style:justify-single-word="false" fo:text-indent="0mm" style:auto-text-indent="false"/>
      <style:text-properties officeooo:paragraph-rsid="0008dc93"/>
    </style:style>
    <style:style style:name="P95" style:family="paragraph" style:parent-style-name="Standard">
      <style:paragraph-properties fo:margin-left="2.54mm" fo:margin-right="0mm" fo:margin-top="1.91mm" fo:margin-bottom="1.27mm" style:contextual-spacing="false" fo:line-height="82%" fo:text-align="start" style:justify-single-word="false" fo:text-indent="0mm" style:auto-text-indent="false"/>
      <style:text-properties officeooo:paragraph-rsid="0008dc93"/>
    </style:style>
    <style:style style:name="P96" style:family="paragraph" style:parent-style-name="Standard">
      <style:paragraph-properties fo:margin-left="0mm" fo:margin-right="0mm" fo:margin-top="0.64mm" fo:margin-bottom="0mm" style:contextual-spacing="false" fo:line-height="130%" fo:text-align="start" style:justify-single-word="false" fo:text-indent="0mm" style:auto-text-indent="false"/>
      <style:text-properties officeooo:paragraph-rsid="0008dc93"/>
    </style:style>
    <style:style style:name="P97" style:family="paragraph" style:parent-style-name="Standard">
      <style:paragraph-properties fo:margin-left="0mm" fo:margin-right="2.54mm" fo:margin-top="0mm" fo:margin-bottom="0mm" style:contextual-spacing="false" fo:line-height="130%" fo:text-align="end" style:justify-single-word="false" fo:text-indent="0mm" style:auto-text-indent="false"/>
      <style:text-properties officeooo:paragraph-rsid="0008dc93"/>
    </style:style>
    <style:style style:name="P98" style:family="paragraph">
      <loext:graphic-properties draw:fill="solid" draw:fill-color="#ffffff"/>
      <style:paragraph-properties fo:text-align="center"/>
    </style:style>
    <style:style style:name="P99" style:family="paragraph">
      <loext:graphic-properties draw:fill="none"/>
    </style:style>
    <style:style style:name="T1" style:family="text">
      <style:text-properties fo:color="#000000" loext:opacity="100%" style:text-line-through-style="none" style:text-line-through-type="none" style:text-position="0% 100%" style:font-name="Times New Roman" fo:font-size="10.5pt" fo:letter-spacing="0.12mm" fo:language="en" fo:country="US" style:font-size-asian="10.5pt" style:text-scale="100%"/>
    </style:style>
    <style:style style:name="T2" style:family="text">
      <style:text-properties fo:color="#000000" loext:opacity="100%" style:text-line-through-style="none" style:text-line-through-type="none" style:text-position="0% 100%" style:font-name="Times New Roman" fo:font-size="10.5pt" fo:letter-spacing="0.12mm" fo:language="en" fo:country="US" fo:font-style="italic" style:font-size-asian="10.5pt" style:font-style-asian="italic" style:text-scale="100%"/>
    </style:style>
    <style:style style:name="T3" style:family="text">
      <style:text-properties fo:color="#000000" loext:opacity="100%" style:text-line-through-style="none" style:text-line-through-type="none" style:text-position="0% 100%" style:font-name="Times New Roman" fo:font-size="10.5pt" fo:letter-spacing="0.12mm" fo:language="en" fo:country="US" fo:font-style="italic" style:font-size-asian="10.5pt" style:font-style-asian="italic" style:text-scale="95%"/>
    </style:style>
    <style:style style:name="T4" style:family="text">
      <style:text-properties fo:color="#000000" loext:opacity="100%" style:text-line-through-style="none" style:text-line-through-type="none" style:text-position="0% 100%" style:font-name="Times New Roman" fo:font-size="10.5pt" fo:letter-spacing="0.04mm" fo:language="en" fo:country="US" style:font-size-asian="10.5pt" style:text-scale="100%"/>
    </style:style>
    <style:style style:name="T5" style:family="text">
      <style:text-properties fo:color="#000000" loext:opacity="100%" style:text-line-through-style="none" style:text-line-through-type="none" style:text-position="0% 100%" style:font-name="Times New Roman" fo:font-size="10.5pt" fo:letter-spacing="0.04mm" fo:language="en" fo:country="US" fo:font-style="italic" style:font-size-asian="10.5pt" style:font-style-asian="italic" style:text-scale="95%"/>
    </style:style>
    <style:style style:name="T6" style:family="text">
      <style:text-properties fo:color="#000000" loext:opacity="100%" style:text-line-through-style="none" style:text-line-through-type="none" style:text-position="0% 100%" style:font-name="Times New Roman" fo:font-size="10.5pt" fo:letter-spacing="0.04mm" fo:language="en" fo:country="US" fo:font-style="italic" style:font-size-asian="10.5pt" style:font-style-asian="italic" style:text-scale="100%"/>
    </style:style>
    <style:style style:name="T7" style:family="text">
      <style:text-properties fo:color="#000000" loext:opacity="100%" style:text-line-through-style="none" style:text-line-through-type="none" style:text-position="0% 100%" style:font-name="Times New Roman" fo:font-size="10.5pt" fo:letter-spacing="0.04mm" fo:language="en" fo:country="US" fo:font-weight="bold" style:font-size-asian="10.5pt" style:font-weight-asian="bold" style:text-scale="100%"/>
    </style:style>
    <style:style style:name="T8" style:family="text">
      <style:text-properties fo:color="#000000" loext:opacity="100%" style:text-line-through-style="none" style:text-line-through-type="none" style:text-position="0% 100%" style:font-name="Times New Roman" fo:font-size="10.5pt" fo:letter-spacing="0.05mm" fo:language="en" fo:country="US" style:font-size-asian="10.5pt" style:text-scale="100%"/>
    </style:style>
    <style:style style:name="T9" style:family="text">
      <style:text-properties fo:color="#000000" loext:opacity="100%" style:text-line-through-style="none" style:text-line-through-type="none" style:text-position="0% 100%" style:font-name="Times New Roman" fo:font-size="10.5pt" fo:letter-spacing="0.05mm" fo:language="en" fo:country="US" officeooo:rsid="0008dc93" style:font-size-asian="10.5pt" style:text-scale="100%"/>
    </style:style>
    <style:style style:name="T10" style:family="text">
      <style:text-properties fo:color="#000000" loext:opacity="100%" style:text-line-through-style="none" style:text-line-through-type="none" style:text-position="0% 100%" style:font-name="Times New Roman" fo:font-size="10.5pt" fo:letter-spacing="0.05mm" fo:language="en" fo:country="US" fo:font-style="italic" style:font-size-asian="10.5pt" style:font-style-asian="italic" style:text-scale="100%"/>
    </style:style>
    <style:style style:name="T11" style:family="text">
      <style:text-properties fo:color="#000000" loext:opacity="100%" style:text-line-through-style="none" style:text-line-through-type="none" style:text-position="0% 100%" style:font-name="Times New Roman" fo:font-size="10.5pt" fo:letter-spacing="0.05mm" fo:language="en" fo:country="US" fo:font-style="italic" style:font-size-asian="10.5pt" style:font-style-asian="italic" style:text-scale="95%"/>
    </style:style>
    <style:style style:name="T12" style:family="text">
      <style:text-properties fo:color="#000000" loext:opacity="100%" style:text-line-through-style="none" style:text-line-through-type="none" style:text-position="0% 100%" style:font-name="Times New Roman" fo:font-size="10.5pt" fo:letter-spacing="0.02mm" fo:language="en" fo:country="US" style:font-size-asian="10.5pt" style:text-scale="100%"/>
    </style:style>
    <style:style style:name="T13" style:family="text">
      <style:text-properties fo:color="#000000" loext:opacity="100%" style:text-line-through-style="none" style:text-line-through-type="none" style:text-position="0% 100%" style:font-name="Times New Roman" fo:font-size="10.5pt" fo:letter-spacing="0.02mm" fo:language="en" fo:country="US" fo:font-style="italic" style:font-size-asian="10.5pt" style:font-style-asian="italic" style:text-scale="100%"/>
    </style:style>
    <style:style style:name="T14" style:family="text">
      <style:text-properties fo:color="#000000" loext:opacity="100%" style:text-line-through-style="none" style:text-line-through-type="none" style:text-position="0% 100%" style:font-name="Times New Roman" fo:font-size="10.5pt" fo:letter-spacing="0.02mm" fo:language="en" fo:country="US" fo:font-style="italic" style:font-size-asian="10.5pt" style:font-style-asian="italic" style:text-scale="95%"/>
    </style:style>
    <style:style style:name="T15" style:family="text">
      <style:text-properties fo:color="#000000" loext:opacity="100%" style:text-line-through-style="none" style:text-line-through-type="none" style:text-position="0% 100%" style:font-name="Times New Roman" fo:font-size="10.5pt" fo:letter-spacing="0.16mm" fo:language="en" fo:country="US" style:font-size-asian="10.5pt" style:text-scale="100%"/>
    </style:style>
    <style:style style:name="T16" style:family="text">
      <style:text-properties fo:color="#000000" loext:opacity="100%" style:text-line-through-style="none" style:text-line-through-type="none" style:text-position="0% 100%" style:font-name="Times New Roman" fo:font-size="10.5pt" fo:letter-spacing="0.16mm" fo:language="en" fo:country="US" fo:font-style="italic" style:font-size-asian="10.5pt" style:font-style-asian="italic" style:text-scale="100%"/>
    </style:style>
    <style:style style:name="T17" style:family="text">
      <style:text-properties fo:color="#000000" loext:opacity="100%" style:text-line-through-style="none" style:text-line-through-type="none" style:text-position="0% 100%" style:font-name="Times New Roman" fo:font-size="10.5pt" fo:letter-spacing="normal" fo:language="en" fo:country="US" style:font-size-asian="10.5pt" style:text-scale="100%"/>
    </style:style>
    <style:style style:name="T18" style:family="text">
      <style:text-properties fo:color="#000000" loext:opacity="100%" style:text-line-through-style="none" style:text-line-through-type="none" style:text-position="0% 100%" style:font-name="Times New Roman" fo:font-size="10.5pt" fo:letter-spacing="normal" fo:language="en" fo:country="US" officeooo:rsid="0008dc93" style:font-size-asian="10.5pt" style:text-scale="100%"/>
    </style:style>
    <style:style style:name="T19" style:family="text">
      <style:text-properties fo:color="#000000" loext:opacity="100%" style:text-line-through-style="none" style:text-line-through-type="none" style:text-position="0% 100%" style:font-name="Times New Roman" fo:font-size="10.5pt" fo:letter-spacing="normal" fo:language="en" fo:country="US" fo:font-style="italic" style:font-size-asian="10.5pt" style:font-style-asian="italic" style:text-scale="100%"/>
    </style:style>
    <style:style style:name="T20" style:family="text">
      <style:text-properties fo:color="#000000" loext:opacity="100%" style:text-line-through-style="none" style:text-line-through-type="none" style:text-position="0% 100%" style:font-name="Times New Roman" fo:font-size="10.5pt" fo:letter-spacing="normal" fo:language="en" fo:country="US" fo:font-weight="bold" style:font-size-asian="10.5pt" style:font-weight-asian="bold" style:text-scale="110%"/>
    </style:style>
    <style:style style:name="T21" style:family="text">
      <style:text-properties fo:color="#000000" loext:opacity="100%" style:text-line-through-style="none" style:text-line-through-type="none" style:text-position="0% 100%" style:font-name="Times New Roman" fo:font-size="10.5pt" fo:letter-spacing="0.21mm" fo:language="en" fo:country="US" fo:font-weight="bold" style:font-size-asian="10.5pt" style:font-weight-asian="bold" style:text-scale="100%"/>
    </style:style>
    <style:style style:name="T22" style:family="text">
      <style:text-properties fo:color="#000000" loext:opacity="100%" style:text-line-through-style="none" style:text-line-through-type="none" style:text-position="0% 100%" style:font-name="Times New Roman" fo:font-size="10.5pt" fo:letter-spacing="0.21mm" fo:language="en" fo:country="US" style:font-size-asian="10.5pt" style:text-scale="100%"/>
    </style:style>
    <style:style style:name="T23" style:family="text">
      <style:text-properties fo:color="#000000" loext:opacity="100%" style:text-line-through-style="none" style:text-line-through-type="none" style:text-position="0% 100%" style:font-name="Times New Roman" fo:font-size="10.5pt" fo:letter-spacing="0.21mm" fo:language="en" fo:country="US" fo:font-style="italic" fo:font-weight="bold" style:font-size-asian="10.5pt" style:font-style-asian="italic" style:font-weight-asian="bold" style:text-scale="105%"/>
    </style:style>
    <style:style style:name="T24" style:family="text">
      <style:text-properties fo:color="#000000" loext:opacity="100%" style:text-line-through-style="none" style:text-line-through-type="none" style:text-position="0% 100%" style:font-name="Times New Roman" fo:font-size="10.5pt" fo:letter-spacing="0.28mm" fo:language="en" fo:country="US" officeooo:rsid="0011c60a" style:font-size-asian="10.5pt" style:text-scale="100%"/>
    </style:style>
    <style:style style:name="T25" style:family="text">
      <style:text-properties fo:color="#000000" loext:opacity="100%" style:text-line-through-style="none" style:text-line-through-type="none" style:text-position="0% 100%" style:font-name="Times New Roman" fo:font-size="10.5pt" fo:letter-spacing="0.28mm" fo:language="en" fo:country="US" style:font-size-asian="10.5pt" style:text-scale="100%"/>
    </style:style>
    <style:style style:name="T26" style:family="text">
      <style:text-properties fo:color="#000000" loext:opacity="100%" style:text-line-through-style="none" style:text-line-through-type="none" style:text-position="0% 100%" style:font-name="Times New Roman" fo:font-size="10.5pt" fo:letter-spacing="0.28mm" fo:language="en" fo:country="US" fo:font-weight="bold" style:font-size-asian="10.5pt" style:font-weight-asian="bold" style:text-scale="100%"/>
    </style:style>
    <style:style style:name="T27" style:family="text">
      <style:text-properties fo:color="#000000" loext:opacity="100%" style:text-line-through-style="none" style:text-line-through-type="none" style:text-position="0% 100%" style:font-name="Times New Roman" fo:font-size="10.5pt" fo:letter-spacing="0.11mm" fo:language="en" fo:country="US" fo:font-weight="bold" style:font-size-asian="10.5pt" style:font-weight-asian="bold" style:text-scale="100%"/>
    </style:style>
    <style:style style:name="T28" style:family="text">
      <style:text-properties fo:color="#000000" loext:opacity="100%" style:text-line-through-style="none" style:text-line-through-type="none" style:text-position="0% 100%" style:font-name="Times New Roman" fo:font-size="10.5pt" fo:letter-spacing="0.11mm" fo:language="en" fo:country="US" style:font-size-asian="10.5pt" style:text-scale="100%"/>
    </style:style>
    <style:style style:name="T29" style:family="text">
      <style:text-properties fo:color="#000000" loext:opacity="100%" style:text-line-through-style="none" style:text-line-through-type="none" style:text-position="0% 100%" style:font-name="Times New Roman" fo:font-size="10.5pt" fo:letter-spacing="0.11mm" fo:language="en" fo:country="US" officeooo:rsid="0008dc93" style:font-size-asian="10.5pt" style:text-scale="100%"/>
    </style:style>
    <style:style style:name="T30" style:family="text">
      <style:text-properties fo:color="#000000" loext:opacity="100%" style:text-line-through-style="none" style:text-line-through-type="none" style:text-position="0% 100%" style:font-name="Times New Roman" fo:font-size="10.5pt" fo:letter-spacing="0.11mm" fo:language="en" fo:country="US" fo:font-style="italic" style:font-size-asian="10.5pt" style:font-style-asian="italic" style:text-scale="100%"/>
    </style:style>
    <style:style style:name="T31" style:family="text">
      <style:text-properties fo:color="#000000" loext:opacity="100%" style:text-line-through-style="none" style:text-line-through-type="none" style:text-position="0% 100%" style:font-name="Times New Roman" fo:font-size="10.5pt" fo:letter-spacing="-0.02mm" fo:language="en" fo:country="US" style:font-size-asian="10.5pt" style:text-scale="100%"/>
    </style:style>
    <style:style style:name="T32" style:family="text">
      <style:text-properties fo:color="#000000" loext:opacity="100%" style:text-line-through-style="none" style:text-line-through-type="none" style:text-position="0% 100%" style:font-name="Times New Roman" fo:font-size="10.5pt" fo:letter-spacing="-0.02mm" fo:language="en" fo:country="US" fo:font-style="italic" style:font-size-asian="10.5pt" style:font-style-asian="italic" style:text-scale="100%"/>
    </style:style>
    <style:style style:name="T33" style:family="text">
      <style:text-properties fo:color="#000000" loext:opacity="100%" style:text-line-through-style="none" style:text-line-through-type="none" style:text-position="0% 100%" style:font-name="Times New Roman" fo:font-size="10.5pt" fo:letter-spacing="0.19mm" fo:language="en" fo:country="US" style:font-size-asian="10.5pt" style:text-scale="100%"/>
    </style:style>
    <style:style style:name="T34" style:family="text">
      <style:text-properties fo:color="#000000" loext:opacity="100%" style:text-line-through-style="none" style:text-line-through-type="none" style:text-position="0% 100%" style:font-name="Times New Roman" fo:font-size="10.5pt" fo:letter-spacing="0.07mm" fo:language="en" fo:country="US" style:font-size-asian="10.5pt" style:text-scale="100%"/>
    </style:style>
    <style:style style:name="T35" style:family="text">
      <style:text-properties fo:color="#000000" loext:opacity="100%" style:text-line-through-style="none" style:text-line-through-type="none" style:text-position="0% 100%" style:font-name="Times New Roman" fo:font-size="10.5pt" fo:letter-spacing="0.07mm" fo:language="en" fo:country="US" fo:font-style="italic" style:font-size-asian="10.5pt" style:font-style-asian="italic" style:text-scale="95%"/>
    </style:style>
    <style:style style:name="T36" style:family="text">
      <style:text-properties fo:color="#000000" loext:opacity="100%" style:text-line-through-style="none" style:text-line-through-type="none" style:text-position="0% 100%" style:font-name="Times New Roman" fo:font-size="10.5pt" fo:letter-spacing="0.07mm" fo:language="en" fo:country="US" fo:font-style="italic" style:font-size-asian="10.5pt" style:font-style-asian="italic" style:text-scale="100%"/>
    </style:style>
    <style:style style:name="T37" style:family="text">
      <style:text-properties fo:color="#000000" loext:opacity="100%" style:text-line-through-style="none" style:text-line-through-type="none" style:text-position="0% 100%" style:font-name="Times New Roman" fo:font-size="10.5pt" fo:letter-spacing="0.09mm" fo:language="en" fo:country="US" style:font-size-asian="10.5pt" style:text-scale="100%"/>
    </style:style>
    <style:style style:name="T38" style:family="text">
      <style:text-properties fo:color="#000000" loext:opacity="100%" style:text-line-through-style="none" style:text-line-through-type="none" style:text-position="0% 100%" style:font-name="Times New Roman" fo:font-size="10.5pt" fo:letter-spacing="0.09mm" fo:language="en" fo:country="US" fo:font-style="italic" style:font-size-asian="10.5pt" style:font-style-asian="italic" style:text-scale="100%"/>
    </style:style>
    <style:style style:name="T39" style:family="text">
      <style:text-properties fo:color="#000000" loext:opacity="100%" style:text-line-through-style="none" style:text-line-through-type="none" style:text-position="0% 100%" style:font-name="Times New Roman" fo:font-size="10.5pt" fo:letter-spacing="-0.11mm" fo:language="en" fo:country="US" style:font-size-asian="10.5pt" style:text-scale="100%"/>
    </style:style>
    <style:style style:name="T40" style:family="text">
      <style:text-properties fo:color="#000000" loext:opacity="100%" style:text-line-through-style="none" style:text-line-through-type="none" style:text-position="0% 100%" style:font-name="Times New Roman" fo:font-size="10.5pt" fo:letter-spacing="0.23mm" fo:language="en" fo:country="US" style:font-size-asian="10.5pt" style:text-scale="100%"/>
    </style:style>
    <style:style style:name="T41" style:family="text">
      <style:text-properties fo:color="#000000" loext:opacity="100%" style:text-line-through-style="none" style:text-line-through-type="none" style:text-position="0% 100%" style:font-name="Times New Roman" fo:font-size="10.5pt" fo:letter-spacing="0.23mm" fo:language="en" fo:country="US" fo:font-style="italic" style:font-size-asian="10.5pt" style:font-style-asian="italic" style:text-scale="100%"/>
    </style:style>
    <style:style style:name="T42" style:family="text">
      <style:text-properties fo:color="#000000" loext:opacity="100%" style:text-line-through-style="none" style:text-line-through-type="none" style:text-position="0% 100%" style:font-name="Times New Roman" fo:font-size="10.5pt" fo:letter-spacing="0.26mm" fo:language="en" fo:country="US" fo:font-style="italic" style:font-size-asian="10.5pt" style:font-style-asian="italic" style:text-scale="100%"/>
    </style:style>
    <style:style style:name="T43" style:family="text">
      <style:text-properties fo:color="#000000" loext:opacity="100%" style:text-line-through-style="none" style:text-line-through-type="none" style:text-position="0% 100%" style:font-name="Times New Roman" fo:font-size="10.5pt" fo:letter-spacing="0.26mm" fo:language="en" fo:country="US" style:font-size-asian="10.5pt" style:text-scale="100%"/>
    </style:style>
    <style:style style:name="T44" style:family="text">
      <style:text-properties fo:color="#000000" loext:opacity="100%" style:text-line-through-style="none" style:text-line-through-type="none" style:text-position="0% 100%" style:font-name="Times New Roman" fo:font-size="10.5pt" fo:letter-spacing="-0.05mm" fo:language="en" fo:country="US" style:font-size-asian="10.5pt" style:text-scale="100%"/>
    </style:style>
    <style:style style:name="T45" style:family="text">
      <style:text-properties fo:color="#000000" loext:opacity="100%" style:text-line-through-style="none" style:text-line-through-type="none" style:text-position="0% 100%" style:font-name="Times New Roman" fo:font-size="10.5pt" fo:letter-spacing="-0.07mm" fo:language="en" fo:country="US" style:font-size-asian="10.5pt" style:text-scale="100%"/>
    </style:style>
    <style:style style:name="T46" style:family="text">
      <style:text-properties fo:color="#000000" loext:opacity="100%" style:text-line-through-style="none" style:text-line-through-type="none" style:text-position="0% 100%" style:font-name="Times New Roman" fo:font-size="10.5pt" fo:letter-spacing="0.18mm" fo:language="en" fo:country="US" style:font-size-asian="10.5pt" style:text-scale="100%"/>
    </style:style>
    <style:style style:name="T47" style:family="text">
      <style:text-properties fo:color="#000000" loext:opacity="100%" style:text-line-through-style="none" style:text-line-through-type="none" style:text-position="0% 100%" style:font-name="Times New Roman" fo:font-size="10.5pt" fo:letter-spacing="0.18mm" fo:language="en" fo:country="US" fo:font-weight="bold" style:font-size-asian="10.5pt" style:font-weight-asian="bold" style:text-scale="100%"/>
    </style:style>
    <style:style style:name="T48" style:family="text">
      <style:text-properties fo:color="#000000" loext:opacity="100%" style:text-line-through-style="none" style:text-line-through-type="none" style:text-position="0% 100%" style:font-name="Times New Roman" fo:font-size="10.5pt" fo:letter-spacing="0.18mm" fo:language="en" fo:country="US" fo:font-style="italic" style:font-size-asian="10.5pt" style:font-style-asian="italic" style:text-scale="100%"/>
    </style:style>
    <style:style style:name="T49" style:family="text">
      <style:text-properties fo:color="#000000" loext:opacity="100%" style:text-line-through-style="none" style:text-line-through-type="none" style:text-position="0% 100%" style:font-name="Times New Roman" fo:font-size="10.5pt" fo:letter-spacing="0.25mm" fo:language="en" fo:country="US" fo:font-style="italic" style:font-size-asian="10.5pt" style:font-style-asian="italic" style:text-scale="100%"/>
    </style:style>
    <style:style style:name="T50" style:family="text">
      <style:text-properties fo:color="#000000" loext:opacity="100%" style:text-line-through-style="none" style:text-line-through-type="none" style:text-position="0% 100%" style:font-name="Times New Roman" fo:font-size="10.5pt" fo:letter-spacing="0.25mm" fo:language="en" fo:country="US" style:font-size-asian="10.5pt" style:text-scale="100%"/>
    </style:style>
    <style:style style:name="T51" style:family="text">
      <style:text-properties fo:color="#000000" loext:opacity="100%" style:text-line-through-style="none" style:text-line-through-type="none" style:text-position="0% 100%" style:font-name="Times New Roman" fo:font-size="10.5pt" fo:letter-spacing="0.14mm" fo:language="en" fo:country="US" fo:font-style="italic" style:font-size-asian="10.5pt" style:font-style-asian="italic" style:text-scale="100%"/>
    </style:style>
    <style:style style:name="T52" style:family="text">
      <style:text-properties fo:color="#000000" loext:opacity="100%" style:text-line-through-style="none" style:text-line-through-type="none" style:text-position="0% 100%" style:font-name="Times New Roman" fo:font-size="10.5pt" fo:letter-spacing="0.14mm" fo:language="en" fo:country="US" style:font-size-asian="10.5pt" style:text-scale="100%"/>
    </style:style>
    <style:style style:name="T53" style:family="text">
      <style:text-properties fo:color="#000000" loext:opacity="100%" style:text-line-through-style="none" style:text-line-through-type="none" style:text-position="0% 100%" style:font-name="Times New Roman" fo:font-size="14pt" fo:letter-spacing="0.11mm" fo:language="en" fo:country="US" fo:font-weight="bold" style:font-size-asian="14pt" style:font-weight-asian="bold" style:text-scale="100%"/>
    </style:style>
    <style:style style:name="T54" style:family="text">
      <style:text-properties fo:color="#000000" loext:opacity="100%" style:text-line-through-style="none" style:text-line-through-type="none" style:text-position="0% 100%" style:font-name="Times New Roman" fo:font-size="14pt" fo:letter-spacing="0.21mm" fo:language="en" fo:country="US" fo:font-weight="bold" style:font-size-asian="14pt" style:font-weight-asian="bold" style:text-scale="100%"/>
    </style:style>
    <style:style style:name="T55" style:family="text">
      <style:text-properties fo:color="#000000" loext:opacity="100%" style:text-line-through-style="none" style:text-line-through-type="none" style:text-position="0% 100%" style:font-name="Times New Roman" fo:font-size="9pt" fo:letter-spacing="0.16mm" fo:language="en" fo:country="US" style:font-size-asian="9pt" style:text-scale="100%"/>
    </style:style>
    <style:style style:name="T56" style:family="text">
      <style:text-properties fo:color="#000000" loext:opacity="100%" style:text-line-through-style="none" style:text-line-through-type="none" style:text-position="0% 100%" style:font-name="Times New Roman" fo:font-size="9pt" fo:letter-spacing="0.11mm" fo:language="en" fo:country="US" style:font-size-asian="9pt" style:text-scale="100%"/>
    </style:style>
    <style:style style:name="T57" style:family="text">
      <style:text-properties fo:color="#000000" loext:opacity="100%" style:text-line-through-style="none" style:text-line-through-type="none" style:text-position="0% 100%" style:font-name="Times New Roman" fo:font-size="9pt" fo:letter-spacing="0.04mm" fo:language="en" fo:country="US" style:font-size-asian="9pt" style:text-scale="100%"/>
    </style:style>
    <style:style style:name="T58" style:family="text">
      <style:text-properties fo:color="#000000" loext:opacity="100%" style:text-line-through-style="none" style:text-line-through-type="none" style:text-position="0% 100%" style:font-name="Times New Roman" fo:font-size="9pt" fo:letter-spacing="normal" fo:language="en" fo:country="US" style:font-size-asian="9pt" style:text-scale="100%"/>
    </style:style>
    <style:style style:name="T59" style:family="text">
      <style:text-properties fo:color="#000000" loext:opacity="100%" style:text-line-through-style="none" style:text-line-through-type="none" style:text-position="0% 100%" style:font-name="Times New Roman" fo:font-size="9pt" fo:letter-spacing="normal" fo:language="en" fo:country="US" fo:font-style="italic" style:font-size-asian="9pt" style:font-style-asian="italic" style:text-scale="100%"/>
    </style:style>
    <style:style style:name="T60" style:family="text">
      <style:text-properties fo:color="#000000" loext:opacity="100%" style:text-line-through-style="none" style:text-line-through-type="none" style:text-position="0% 100%" style:font-name="Times New Roman" fo:font-size="9pt" fo:letter-spacing="-0.07mm" fo:language="en" fo:country="US" fo:font-style="italic" style:font-size-asian="9pt" style:font-style-asian="italic" style:text-scale="100%"/>
    </style:style>
    <style:style style:name="T61" style:family="text">
      <style:text-properties fo:color="#000000" loext:opacity="100%" style:text-line-through-style="none" style:text-line-through-type="none" style:text-position="0% 100%" style:font-name="Times New Roman" fo:font-size="9pt" fo:letter-spacing="-0.04mm" fo:language="en" fo:country="US" style:font-size-asian="9pt" style:text-scale="100%"/>
    </style:style>
    <style:style style:name="T62" style:family="text">
      <style:text-properties fo:color="#000000" loext:opacity="100%" style:text-line-through-style="none" style:text-line-through-type="none" style:text-position="0% 100%" style:font-name="Times New Roman" fo:font-size="9pt" fo:letter-spacing="-0.04mm" fo:language="en" fo:country="US" fo:font-style="italic" style:font-size-asian="9pt" style:font-style-asian="italic" style:text-scale="100%"/>
    </style:style>
    <style:style style:name="T63" style:family="text">
      <style:text-properties fo:color="#000000" loext:opacity="100%" style:text-line-through-style="none" style:text-line-through-type="none" style:text-position="0% 100%" style:font-name="Times New Roman" fo:font-size="9pt" fo:letter-spacing="0.07mm" fo:language="en" fo:country="US" style:font-size-asian="9pt" style:text-scale="100%"/>
    </style:style>
    <style:style style:name="T64" style:family="text">
      <style:text-properties fo:color="#000000" loext:opacity="100%" style:text-line-through-style="none" style:text-line-through-type="none" style:text-position="0% 100%" style:font-name="Times New Roman" fo:font-size="9pt" fo:letter-spacing="0.07mm" fo:language="en" fo:country="US" fo:font-style="italic" style:font-size-asian="9pt" style:font-style-asian="italic" style:text-scale="100%"/>
    </style:style>
    <style:style style:name="T65" style:family="text">
      <style:text-properties fo:color="#000000" loext:opacity="100%" style:text-line-through-style="none" style:text-line-through-type="none" style:text-position="0% 100%" style:font-name="Times New Roman" fo:font-size="9pt" fo:letter-spacing="0.05mm" fo:language="en" fo:country="US" style:font-size-asian="9pt" style:text-scale="100%"/>
    </style:style>
    <style:style style:name="T66" style:family="text">
      <style:text-properties fo:color="#000000" loext:opacity="100%" style:text-line-through-style="none" style:text-line-through-type="none" style:text-position="0% 100%" style:font-name="Times New Roman" fo:font-size="9pt" fo:letter-spacing="0.05mm" fo:language="en" fo:country="US" fo:font-style="italic" style:font-size-asian="9pt" style:font-style-asian="italic" style:text-scale="100%"/>
    </style:style>
    <style:style style:name="T67" style:family="text">
      <style:text-properties fo:color="#000000" loext:opacity="100%" style:text-line-through-style="none" style:text-line-through-type="none" style:text-position="0% 100%" style:font-name="Times New Roman" fo:font-size="9pt" fo:letter-spacing="0.09mm" fo:language="en" fo:country="US" style:font-size-asian="9pt" style:text-scale="100%"/>
    </style:style>
    <style:style style:name="T68" style:family="text">
      <style:text-properties fo:color="#000000" loext:opacity="100%" style:text-line-through-style="none" style:text-line-through-type="none" style:text-position="0% 100%" style:font-name="Times New Roman" fo:font-size="9pt" fo:letter-spacing="0.09mm" fo:language="en" fo:country="US" fo:font-style="italic" style:font-size-asian="9pt" style:font-style-asian="italic" style:text-scale="100%"/>
    </style:style>
    <style:style style:name="T69" style:family="text">
      <style:text-properties fo:color="#000000" loext:opacity="100%" style:text-line-through-style="none" style:text-line-through-type="none" style:text-position="0% 100%" style:font-name="Times New Roman" fo:font-size="9pt" fo:letter-spacing="0.02mm" fo:language="en" fo:country="US" style:font-size-asian="9pt" style:text-scale="100%"/>
    </style:style>
    <style:style style:name="T70" style:family="text">
      <style:text-properties fo:color="#000000" loext:opacity="100%" style:text-line-through-style="none" style:text-line-through-type="none" style:text-position="0% 100%" style:font-name="Times New Roman" fo:font-size="9pt" fo:letter-spacing="-0.11mm" fo:language="en" fo:country="US" fo:font-style="italic" style:font-size-asian="9pt" style:font-style-asian="italic" style:text-scale="100%"/>
    </style:style>
    <style:style style:name="T71" style:family="text">
      <style:text-properties fo:color="#000000" loext:opacity="100%" style:text-line-through-style="none" style:text-line-through-type="none" style:text-position="0% 100%" style:font-name="Times New Roman" fo:font-size="11pt" fo:letter-spacing="0.23mm" fo:language="en" fo:country="US" fo:font-style="italic" style:font-size-asian="11pt" style:font-style-asian="italic" style:text-scale="100%"/>
    </style:style>
    <style:style style:name="T72" style:family="text">
      <style:text-properties fo:color="#000000" loext:opacity="100%" style:text-line-through-style="none" style:text-line-through-type="none" style:text-position="0% 100%" style:font-name="Times New Roman" fo:font-size="8.5pt" fo:letter-spacing="-0.18mm" fo:language="en" fo:country="US" fo:font-style="italic" style:font-size-asian="8.5pt" style:font-style-asian="italic" style:text-scale="110%"/>
    </style:style>
    <style:style style:name="T73" style:family="text">
      <style:text-properties fo:color="#000000" loext:opacity="100%" style:text-line-through-style="none" style:text-line-through-type="none" style:text-position="0% 100%" style:font-name="Times New Roman" fo:font-size="10pt" fo:letter-spacing="0.09mm" fo:language="en" fo:country="US" style:font-size-asian="10pt" style:text-scale="100%"/>
    </style:style>
    <style:style style:name="T74" style:family="text">
      <style:text-properties fo:color="#000000" loext:opacity="100%" style:text-line-through-style="none" style:text-line-through-type="none" style:text-position="0% 100%" style:font-name="Times New Roman" fo:font-size="10pt" fo:letter-spacing="0.09mm" fo:language="en" fo:country="US" fo:font-style="italic" style:font-size-asian="10pt" style:font-style-asian="italic" style:text-scale="100%"/>
    </style:style>
    <style:style style:name="T75" style:family="text">
      <style:text-properties fo:color="#000000" loext:opacity="100%" style:text-line-through-style="none" style:text-line-through-type="none" style:text-position="0% 100%" style:font-name="Times New Roman" fo:font-size="10pt" fo:letter-spacing="0.02mm" fo:language="en" fo:country="US" style:font-size-asian="10pt" style:text-scale="100%"/>
    </style:style>
    <style:style style:name="T76" style:family="text">
      <style:text-properties fo:color="#000000" loext:opacity="100%" style:text-line-through-style="none" style:text-line-through-type="none" style:text-position="0% 100%" style:font-name="Times New Roman" fo:font-size="10pt" fo:letter-spacing="0.02mm" fo:language="en" fo:country="US" fo:font-style="italic" style:font-size-asian="10pt" style:font-style-asian="italic" style:text-scale="90%"/>
    </style:style>
    <style:style style:name="T77" style:family="text">
      <style:text-properties fo:color="#000000" loext:opacity="100%" style:text-line-through-style="none" style:text-line-through-type="none" style:text-position="0% 100%" style:font-name="Times New Roman" fo:font-size="10pt" fo:letter-spacing="0.12mm" fo:language="en" fo:country="US" style:font-size-asian="10pt" style:text-scale="100%"/>
    </style:style>
    <style:style style:name="T78" style:family="text">
      <style:text-properties fo:color="#000000" loext:opacity="100%" style:text-line-through-style="none" style:text-line-through-type="none" style:text-position="0% 100%" style:font-name="Times New Roman" fo:font-size="10pt" fo:letter-spacing="0.07mm" fo:language="en" fo:country="US" style:font-size-asian="10pt" style:text-scale="100%"/>
    </style:style>
    <style:style style:name="T79" style:family="text">
      <style:text-properties fo:color="#000000" loext:opacity="100%" style:text-line-through-style="none" style:text-line-through-type="none" style:text-position="0% 100%" style:font-name="Times New Roman" fo:font-size="10pt" fo:letter-spacing="0.05mm" fo:language="en" fo:country="US" style:font-size-asian="10pt" style:text-scale="100%"/>
    </style:style>
    <style:style style:name="T80" style:family="text">
      <style:text-properties fo:color="#000000" loext:opacity="100%" style:text-line-through-style="none" style:text-line-through-type="none" style:text-position="0% 100%" style:font-name="Times New Roman" fo:font-size="10pt" fo:letter-spacing="0.14mm" fo:language="en" fo:country="US" style:font-size-asian="10pt" style:text-scale="100%"/>
    </style:style>
    <style:style style:name="T81" style:family="text">
      <style:text-properties fo:color="#000000" loext:opacity="100%" style:text-line-through-style="none" style:text-line-through-type="none" style:text-position="0% 100%" style:font-name="Times New Roman" fo:font-size="10pt" fo:letter-spacing="0.11mm" fo:language="en" fo:country="US" style:font-size-asian="10pt" style:text-scale="100%"/>
    </style:style>
    <style:style style:name="T82" style:family="text">
      <style:text-properties fo:color="#000000" loext:opacity="100%" style:text-line-through-style="none" style:text-line-through-type="none" style:text-position="0% 100%" style:font-name="Times New Roman" fo:font-size="10pt" fo:letter-spacing="0.11mm" fo:language="en" fo:country="US" fo:font-style="italic" style:font-size-asian="10pt" style:font-style-asian="italic" style:text-scale="100%"/>
    </style:style>
    <style:style style:name="T83" style:family="text">
      <style:text-properties fo:color="#000000" loext:opacity="100%" style:text-line-through-style="none" style:text-line-through-type="none" style:text-position="0% 100%" style:font-name="Times New Roman" fo:font-size="10pt" fo:letter-spacing="0.18mm" fo:language="en" fo:country="US" style:font-size-asian="10pt" style:text-scale="100%"/>
    </style:style>
    <style:style style:name="T84" style:family="text">
      <style:text-properties fo:color="#000000" loext:opacity="100%" style:text-line-through-style="none" style:text-line-through-type="none" style:text-position="0% 100%" style:font-name="Times New Roman" fo:font-size="10pt" fo:letter-spacing="normal" fo:language="en" fo:country="US" style:font-size-asian="10pt" style:text-scale="100%"/>
    </style:style>
    <style:style style:name="T85" style:family="text">
      <style:text-properties fo:color="#000000" loext:opacity="100%" style:text-line-through-style="none" style:text-line-through-type="none" style:text-position="0% 100%" style:font-name="Times New Roman" fo:font-size="10pt" fo:letter-spacing="0.04mm" fo:language="en" fo:country="US" style:font-size-asian="10pt" style:text-scale="100%"/>
    </style:style>
    <style:style style:name="T86" style:family="text">
      <style:text-properties fo:color="#000000" loext:opacity="100%" style:text-line-through-style="none" style:text-line-through-type="none" style:text-position="0% 100%" style:font-name="Times New Roman" fo:font-size="10pt" fo:letter-spacing="0.04mm" fo:language="en" fo:country="US" fo:font-style="italic" style:font-size-asian="10pt" style:font-style-asian="italic" style:text-scale="100%"/>
    </style:style>
    <style:style style:name="T87" style:family="text">
      <style:text-properties fo:color="#000000" loext:opacity="100%" style:text-line-through-style="none" style:text-line-through-type="none" style:text-position="0% 100%" style:font-name="Times New Roman" fo:font-size="10pt" fo:letter-spacing="-0.02mm" fo:language="en" fo:country="US" style:font-size-asian="10pt" style:text-scale="100%"/>
    </style:style>
    <style:style style:name="T88" style:family="text">
      <style:text-properties fo:color="#000000" loext:opacity="100%" style:text-line-through-style="none" style:text-line-through-type="none" style:text-position="0% 100%" style:font-name="Times New Roman" fo:font-size="10pt" fo:letter-spacing="0.26mm" fo:language="en" fo:country="US" style:font-size-asian="10pt" style:text-scale="100%"/>
    </style:style>
    <style:style style:name="T89" style:family="text">
      <style:text-properties fo:color="#000000" loext:opacity="100%" style:text-line-through-style="none" style:text-line-through-type="none" style:text-position="0% 100%" style:font-name="Times New Roman" fo:font-size="10pt" fo:letter-spacing="0.19mm" fo:language="en" fo:country="US" style:font-size-asian="10pt" style:text-scale="100%"/>
    </style:style>
    <style:style style:name="T90" style:family="text">
      <style:text-properties fo:color="#000000" loext:opacity="100%" style:text-line-through-style="none" style:text-line-through-type="none" style:text-position="0% 100%" style:font-name="Times New Roman" fo:font-size="10pt" fo:letter-spacing="0.23mm" fo:language="en" fo:country="US" style:font-size-asian="10pt" style:text-scale="100%"/>
    </style:style>
    <style:style style:name="T91" style:family="text">
      <style:text-properties fo:color="#000000" loext:opacity="100%" style:text-line-through-style="none" style:text-line-through-type="none" style:text-position="super 58%" style:font-name="Times New Roman" fo:font-size="10.5pt" fo:letter-spacing="normal" fo:language="en" fo:country="US" style:font-size-asian="10.5pt" style:text-scale="100%"/>
    </style:style>
    <style:style style:name="T92" style:family="text">
      <style:text-properties fo:color="#000000" loext:opacity="100%" style:text-line-through-style="none" style:text-line-through-type="none" style:text-position="super 58%" style:font-name="Times New Roman" fo:font-size="10.5pt" fo:letter-spacing="normal" fo:language="en" fo:country="US" style:font-size-asian="10.5pt" style:text-scale="105%"/>
    </style:style>
    <style:style style:name="T93" style:family="text">
      <style:text-properties fo:color="#000000" loext:opacity="100%" style:text-line-through-style="none" style:text-line-through-type="none" style:text-position="super 58%" style:font-name="Times New Roman" fo:font-size="10.5pt" fo:letter-spacing="-0.11mm" fo:language="en" fo:country="US" style:font-size-asian="10.5pt" style:text-scale="100%"/>
    </style:style>
    <style:style style:name="T94" style:family="text">
      <style:text-properties fo:color="#000000" loext:opacity="100%" style:text-line-through-style="none" style:text-line-through-type="none" style:text-position="super 58%" style:font-name="Times New Roman" fo:font-size="10.5pt" fo:letter-spacing="0.04mm" fo:language="en" fo:country="US" style:font-size-asian="10.5pt" style:text-scale="105%"/>
    </style:style>
    <style:style style:name="T95" style:family="text">
      <style:text-properties fo:color="#000000" loext:opacity="100%" style:text-line-through-style="none" style:text-line-through-type="none" style:text-position="super 58%" style:font-name="Times New Roman" fo:font-size="10.5pt" fo:letter-spacing="0.09mm" fo:language="en" fo:country="US" fo:font-style="italic" style:font-size-asian="10.5pt" style:font-style-asian="italic" style:text-scale="105%"/>
    </style:style>
    <style:style style:name="T96" style:family="text">
      <style:text-properties fo:color="#000000" loext:opacity="100%" style:text-line-through-style="none" style:text-line-through-type="none" style:text-position="super 58%" style:font-name="Times New Roman" fo:font-size="10.5pt" fo:letter-spacing="-0.05mm" fo:language="en" fo:country="US" style:font-size-asian="10.5pt" style:text-scale="110%"/>
    </style:style>
    <style:style style:name="T97" style:family="text">
      <style:text-properties fo:color="#000000" loext:opacity="100%" style:text-line-through-style="none" style:text-line-through-type="none" style:text-position="super 58%" style:font-name="Times New Roman" fo:font-size="10.5pt" fo:letter-spacing="-0.07mm" fo:language="en" fo:country="US" style:font-size-asian="10.5pt" style:text-scale="110%"/>
    </style:style>
    <style:style style:name="T98" style:family="text">
      <style:text-properties fo:color="#000000" loext:opacity="100%" style:text-line-through-style="none" style:text-line-through-type="none" style:text-position="super 58%" style:font-name="Times New Roman" fo:font-size="10.5pt" fo:letter-spacing="-0.02mm" fo:language="en" fo:country="US" style:font-size-asian="10.5pt" style:text-scale="110%"/>
    </style:style>
    <style:style style:name="T99" style:family="text">
      <style:text-properties fo:color="#000000" loext:opacity="100%" style:text-line-through-style="none" style:text-line-through-type="none" style:text-position="super 58%" style:font-name="Times New Roman" fo:font-size="9pt" fo:letter-spacing="normal" fo:language="en" fo:country="US" style:font-size-asian="9pt" style:text-scale="100%"/>
    </style:style>
    <style:style style:name="T100" style:family="text">
      <style:text-properties fo:color="#000000" loext:opacity="100%" style:text-line-through-style="none" style:text-line-through-type="none" style:text-position="super 58%" style:font-name="Times New Roman" fo:font-size="9pt" fo:letter-spacing="normal" fo:language="en" fo:country="US" style:font-size-asian="9pt" style:text-scale="115%"/>
    </style:style>
    <style:style style:name="T101" style:family="text">
      <style:text-properties fo:color="#000000" loext:opacity="100%" style:text-line-through-style="none" style:text-line-through-type="none" style:text-position="super 58%" style:font-name="Times New Roman" fo:font-size="10pt" fo:letter-spacing="0.05mm" fo:language="en" fo:country="US" style:font-size-asian="10pt" style:text-scale="100%"/>
    </style:style>
    <style:style style:name="T102" style:family="text">
      <style:text-properties fo:color="#000000" loext:opacity="100%" style:text-line-through-style="none" style:text-line-through-type="none" style:text-position="super 58%" style:font-name="Times New Roman" fo:font-size="10pt" fo:letter-spacing="0.07mm" fo:language="en" fo:country="US" style:font-size-asian="10pt" style:text-scale="100%"/>
    </style:style>
    <style:style style:name="T103" style:family="text">
      <style:text-properties fo:color="#000000" loext:opacity="100%" style:text-line-through-style="none" style:text-line-through-type="none" style:text-position="super 58%" style:font-name="Times New Roman" fo:font-size="10pt" fo:letter-spacing="0.11mm" fo:language="en" fo:country="US" style:font-size-asian="10pt" style:text-scale="100%"/>
    </style:style>
    <style:style style:name="T104" style:family="text">
      <style:text-properties fo:color="#000000" loext:opacity="100%" style:text-line-through-style="none" style:text-line-through-type="none" style:text-position="super 58%" style:font-name="Times New Roman" fo:font-size="10pt" fo:letter-spacing="0.14mm" fo:language="en" fo:country="US" style:font-size-asian="10pt" style:text-scale="100%"/>
    </style:style>
    <style:style style:name="T105" style:family="text">
      <style:text-properties fo:color="#000000" loext:opacity="100%" style:text-line-through-style="none" style:text-line-through-type="none" style:text-position="super 58%" style:font-name="Times New Roman" fo:font-size="10pt" fo:letter-spacing="0.04mm" fo:language="en" fo:country="US" style:font-size-asian="10pt" style:text-scale="100%"/>
    </style:style>
    <style:style style:name="T106" style:family="text">
      <style:text-properties fo:color="#000000" loext:opacity="100%" style:text-line-through-style="none" style:text-line-through-type="none" style:text-position="sub 58%" style:font-name="Times New Roman" fo:font-size="10.5pt" fo:letter-spacing="0.14mm" fo:language="en" fo:country="US" style:font-size-asian="10.5pt" style:text-scale="100%"/>
    </style:style>
    <style:style style:name="T107" style:family="text">
      <style:text-properties fo:color="#0c0b10" loext:opacity="100%" style:text-line-through-style="none" style:text-line-through-type="none" style:text-position="0% 100%" style:font-name="Times New Roman" fo:font-size="10.5pt" fo:letter-spacing="-0.02mm" fo:language="en" fo:country="US" style:font-size-asian="10.5pt" style:text-scale="100%"/>
    </style:style>
    <style:style style:name="T108" style:family="text">
      <style:text-properties fo:color="#0c0b10" loext:opacity="100%" style:text-line-through-style="none" style:text-line-through-type="none" style:text-position="0% 100%" style:font-name="Times New Roman" fo:font-size="10.5pt" fo:letter-spacing="-0.02mm" fo:language="en" fo:country="US" fo:font-style="italic" style:font-size-asian="10.5pt" style:font-style-asian="italic" style:text-scale="100%"/>
    </style:style>
    <style:style style:name="T109" style:family="text">
      <style:text-properties fo:color="#0c0b10" loext:opacity="100%" style:text-line-through-style="none" style:text-line-through-type="none" style:text-position="0% 100%" style:font-name="Times New Roman" fo:font-size="10.5pt" fo:letter-spacing="-0.02mm" fo:language="en" fo:country="US" style:text-underline-style="solid" style:text-underline-width="auto" style:text-underline-color="font-color" style:font-size-asian="10.5pt" style:text-scale="100%"/>
    </style:style>
    <style:style style:name="T110" style:family="text">
      <style:text-properties fo:color="#0c0b10" loext:opacity="100%" style:text-line-through-style="none" style:text-line-through-type="none" style:text-position="0% 100%" style:font-name="Times New Roman" fo:font-size="10.5pt" fo:letter-spacing="0.04mm" fo:language="en" fo:country="US" style:font-size-asian="10.5pt" style:text-scale="100%"/>
    </style:style>
    <style:style style:name="T111" style:family="text">
      <style:text-properties fo:color="#0c0b10" loext:opacity="100%" style:text-line-through-style="none" style:text-line-through-type="none" style:text-position="0% 100%" style:font-name="Times New Roman" fo:font-size="10.5pt" fo:letter-spacing="0.04mm" fo:language="en" fo:country="US" fo:font-style="italic" style:font-size-asian="10.5pt" style:font-style-asian="italic" style:text-scale="100%"/>
    </style:style>
    <style:style style:name="T112" style:family="text">
      <style:text-properties fo:color="#0c0b10" loext:opacity="100%" style:text-line-through-style="none" style:text-line-through-type="none" style:text-position="0% 100%" style:font-name="Times New Roman" fo:font-size="10.5pt" fo:letter-spacing="0.04mm" fo:language="en" fo:country="US" fo:font-style="italic" fo:font-weight="bold" style:font-size-asian="10.5pt" style:font-style-asian="italic" style:font-weight-asian="bold" style:text-scale="100%"/>
    </style:style>
    <style:style style:name="T113" style:family="text">
      <style:text-properties fo:color="#0c0b10" loext:opacity="100%" style:text-line-through-style="none" style:text-line-through-type="none" style:text-position="0% 100%" style:font-name="Times New Roman" fo:font-size="10.5pt" fo:letter-spacing="0.04mm" fo:language="en" fo:country="US" fo:font-weight="bold" style:font-size-asian="10.5pt" style:font-weight-asian="bold" style:text-scale="100%"/>
    </style:style>
    <style:style style:name="T114" style:family="text">
      <style:text-properties fo:color="#0c0b10" loext:opacity="100%" style:text-line-through-style="none" style:text-line-through-type="none" style:text-position="0% 100%" style:font-name="Times New Roman" fo:font-size="10.5pt" fo:letter-spacing="0.05mm" fo:language="en" fo:country="US" style:font-size-asian="10.5pt" style:text-scale="100%"/>
    </style:style>
    <style:style style:name="T115" style:family="text">
      <style:text-properties fo:color="#0c0b10" loext:opacity="100%" style:text-line-through-style="none" style:text-line-through-type="none" style:text-position="0% 100%" style:font-name="Times New Roman" fo:font-size="10.5pt" fo:letter-spacing="0.05mm" fo:language="en" fo:country="US" fo:font-style="italic" style:font-size-asian="10.5pt" style:font-style-asian="italic" style:text-scale="100%"/>
    </style:style>
    <style:style style:name="T116" style:family="text">
      <style:text-properties fo:color="#0c0b10" loext:opacity="100%" style:text-line-through-style="none" style:text-line-through-type="none" style:text-position="0% 100%" style:font-name="Times New Roman" fo:font-size="10.5pt" fo:letter-spacing="0.12mm" fo:language="en" fo:country="US" style:font-size-asian="10.5pt" style:text-scale="100%"/>
    </style:style>
    <style:style style:name="T117" style:family="text">
      <style:text-properties fo:color="#0c0b10" loext:opacity="100%" style:text-line-through-style="none" style:text-line-through-type="none" style:text-position="0% 100%" style:font-name="Times New Roman" fo:font-size="10.5pt" fo:letter-spacing="0.12mm" fo:language="en" fo:country="US" fo:font-style="italic" style:font-size-asian="10.5pt" style:font-style-asian="italic" style:text-scale="100%"/>
    </style:style>
    <style:style style:name="T118" style:family="text">
      <style:text-properties fo:color="#0c0b10" loext:opacity="100%" style:text-line-through-style="none" style:text-line-through-type="none" style:text-position="0% 100%" style:font-name="Times New Roman" fo:font-size="10.5pt" fo:letter-spacing="normal" fo:language="en" fo:country="US" style:font-size-asian="10.5pt" style:text-scale="100%"/>
    </style:style>
    <style:style style:name="T119" style:family="text">
      <style:text-properties fo:color="#0c0b10" loext:opacity="100%" style:text-line-through-style="none" style:text-line-through-type="none" style:text-position="0% 100%" style:font-name="Times New Roman" fo:font-size="10.5pt" fo:letter-spacing="normal" fo:language="en" fo:country="US" fo:font-style="italic" style:font-size-asian="10.5pt" style:font-style-asian="italic" style:text-scale="100%"/>
    </style:style>
    <style:style style:name="T120" style:family="text">
      <style:text-properties fo:color="#0c0b10" loext:opacity="100%" style:text-line-through-style="none" style:text-line-through-type="none" style:text-position="0% 100%" style:font-name="Times New Roman" fo:font-size="10.5pt" fo:letter-spacing="0.14mm" fo:language="en" fo:country="US" style:font-size-asian="10.5pt" style:text-scale="100%"/>
    </style:style>
    <style:style style:name="T121" style:family="text">
      <style:text-properties fo:color="#0c0b10" loext:opacity="100%" style:text-line-through-style="none" style:text-line-through-type="none" style:text-position="0% 100%" style:font-name="Times New Roman" fo:font-size="10.5pt" fo:letter-spacing="0.11mm" fo:language="en" fo:country="US" style:font-size-asian="10.5pt" style:text-scale="100%"/>
    </style:style>
    <style:style style:name="T122" style:family="text">
      <style:text-properties fo:color="#0c0b10" loext:opacity="100%" style:text-line-through-style="none" style:text-line-through-type="none" style:text-position="0% 100%" style:font-name="Times New Roman" fo:font-size="10.5pt" fo:letter-spacing="0.11mm" fo:language="en" fo:country="US" fo:font-style="italic" style:font-size-asian="10.5pt" style:font-style-asian="italic" style:text-scale="100%"/>
    </style:style>
    <style:style style:name="T123" style:family="text">
      <style:text-properties fo:color="#0c0b10" loext:opacity="100%" style:text-line-through-style="none" style:text-line-through-type="none" style:text-position="0% 100%" style:font-name="Times New Roman" fo:font-size="10.5pt" fo:letter-spacing="0.16mm" fo:language="en" fo:country="US" style:font-size-asian="10.5pt" style:text-scale="100%"/>
    </style:style>
    <style:style style:name="T124" style:family="text">
      <style:text-properties fo:color="#0c0b10" loext:opacity="100%" style:text-line-through-style="none" style:text-line-through-type="none" style:text-position="0% 100%" style:font-name="Times New Roman" fo:font-size="10.5pt" fo:letter-spacing="0.07mm" fo:language="en" fo:country="US" style:font-size-asian="10.5pt" style:text-scale="100%"/>
    </style:style>
    <style:style style:name="T125" style:family="text">
      <style:text-properties fo:color="#0c0b10" loext:opacity="100%" style:text-line-through-style="none" style:text-line-through-type="none" style:text-position="0% 100%" style:font-name="Times New Roman" fo:font-size="10.5pt" fo:letter-spacing="0.07mm" fo:language="en" fo:country="US" fo:font-style="italic" style:font-size-asian="10.5pt" style:font-style-asian="italic" style:text-scale="100%"/>
    </style:style>
    <style:style style:name="T126" style:family="text">
      <style:text-properties fo:color="#0c0b10" loext:opacity="100%" style:text-line-through-style="none" style:text-line-through-type="none" style:text-position="0% 100%" style:font-name="Times New Roman" fo:font-size="10.5pt" fo:letter-spacing="0.09mm" fo:language="en" fo:country="US" style:font-size-asian="10.5pt" style:text-scale="100%"/>
    </style:style>
    <style:style style:name="T127" style:family="text">
      <style:text-properties fo:color="#0c0b10" loext:opacity="100%" style:text-line-through-style="none" style:text-line-through-type="none" style:text-position="0% 100%" style:font-name="Times New Roman" fo:font-size="10.5pt" fo:letter-spacing="0.02mm" fo:language="en" fo:country="US" style:font-size-asian="10.5pt" style:text-scale="100%"/>
    </style:style>
    <style:style style:name="T128" style:family="text">
      <style:text-properties fo:color="#0c0b10" loext:opacity="100%" style:text-line-through-style="none" style:text-line-through-type="none" style:text-position="0% 100%" style:font-name="Times New Roman" fo:font-size="10.5pt" fo:letter-spacing="0.02mm" fo:language="en" fo:country="US" fo:font-style="italic" style:font-size-asian="10.5pt" style:font-style-asian="italic" style:text-scale="100%"/>
    </style:style>
    <style:style style:name="T129" style:family="text">
      <style:text-properties fo:color="#0c0b10" loext:opacity="100%" style:text-line-through-style="none" style:text-line-through-type="none" style:text-position="0% 100%" style:font-name="Times New Roman" fo:font-size="10.5pt" fo:letter-spacing="0.02mm" fo:language="en" fo:country="US" fo:font-weight="bold" style:font-size-asian="10.5pt" style:font-weight-asian="bold" style:text-scale="100%"/>
    </style:style>
    <style:style style:name="T130" style:family="text">
      <style:text-properties fo:color="#0c0b10" loext:opacity="100%" style:text-line-through-style="none" style:text-line-through-type="none" style:text-position="0% 100%" style:font-name="Times New Roman" fo:font-size="10.5pt" fo:letter-spacing="0.25mm" fo:language="en" fo:country="US" fo:font-weight="bold" style:font-size-asian="10.5pt" style:font-weight-asian="bold" style:text-scale="100%"/>
    </style:style>
    <style:style style:name="T131" style:family="text">
      <style:text-properties fo:color="#0c0b10" loext:opacity="100%" style:text-line-through-style="none" style:text-line-through-type="none" style:text-position="0% 100%" style:font-name="Times New Roman" fo:font-size="10.5pt" fo:letter-spacing="-0.05mm" fo:language="en" fo:country="US" style:font-size-asian="10.5pt" style:text-scale="100%"/>
    </style:style>
    <style:style style:name="T132" style:family="text">
      <style:text-properties fo:color="#0c0b10" loext:opacity="100%" style:text-line-through-style="none" style:text-line-through-type="none" style:text-position="0% 100%" style:font-name="Times New Roman" fo:font-size="10.5pt" fo:letter-spacing="-0.04mm" fo:language="en" fo:country="US" style:font-size-asian="10.5pt" style:text-scale="100%"/>
    </style:style>
    <style:style style:name="T133" style:family="text">
      <style:text-properties fo:color="#0c0b10" loext:opacity="100%" style:text-line-through-style="none" style:text-line-through-type="none" style:text-position="0% 100%" style:font-name="Times New Roman" fo:font-size="9pt" fo:letter-spacing="normal" fo:language="en" fo:country="US" fo:font-style="italic" style:font-size-asian="9pt" style:font-style-asian="italic" style:text-scale="100%"/>
    </style:style>
    <style:style style:name="T134" style:family="text">
      <style:text-properties fo:color="#0c0b10" loext:opacity="100%" style:text-line-through-style="none" style:text-line-through-type="none" style:text-position="0% 100%" style:font-name="Times New Roman" fo:font-size="9pt" fo:letter-spacing="normal" fo:language="en" fo:country="US" style:font-size-asian="9pt" style:text-scale="100%"/>
    </style:style>
    <style:style style:name="T135" style:family="text">
      <style:text-properties fo:color="#0c0b10" loext:opacity="100%" style:text-line-through-style="none" style:text-line-through-type="none" style:text-position="super 58%" style:font-name="Times New Roman" fo:font-size="10.5pt" fo:letter-spacing="-0.02mm" fo:language="en" fo:country="US" style:font-size-asian="10.5pt" style:text-scale="100%"/>
    </style:style>
    <style:style style:name="T136" style:family="text">
      <style:text-properties fo:color="#0c0b10" loext:opacity="100%" style:text-line-through-style="none" style:text-line-through-type="none" style:text-position="super 58%" style:font-name="Times New Roman" fo:font-size="10.5pt" fo:letter-spacing="-0.02mm" fo:language="en" fo:country="US" fo:font-style="italic" style:font-size-asian="10.5pt" style:font-style-asian="italic" style:text-scale="100%"/>
    </style:style>
    <style:style style:name="T137" style:family="text">
      <style:text-properties fo:color="#0c0b10" loext:opacity="100%" style:text-line-through-style="none" style:text-line-through-type="none" style:text-position="super 58%" style:font-name="Times New Roman" fo:font-size="10.5pt" fo:letter-spacing="normal" fo:language="en" fo:country="US" style:font-size-asian="10.5pt" style:text-scale="100%"/>
    </style:style>
    <style:style style:name="T138" style:family="text">
      <style:text-properties fo:color="#0c0b10" loext:opacity="100%" style:text-line-through-style="none" style:text-line-through-type="none" style:text-position="super 58%" style:font-name="Times New Roman" fo:font-size="10.5pt" fo:letter-spacing="normal" fo:language="en" fo:country="US" fo:font-style="italic" style:font-size-asian="10.5pt" style:font-style-asian="italic" style:text-scale="100%"/>
    </style:style>
    <style:style style:name="T139" style:family="text">
      <style:text-properties fo:color="#0c0b10" loext:opacity="100%" style:text-line-through-style="none" style:text-line-through-type="none" style:text-position="super 58%" style:font-name="Times New Roman" fo:font-size="10.5pt" fo:letter-spacing="0.14mm" fo:language="en" fo:country="US" style:font-size-asian="10.5pt" style:text-scale="100%"/>
    </style:style>
    <style:style style:name="T140" style:family="text">
      <style:text-properties fo:color="#0c0b10" loext:opacity="100%" style:text-line-through-style="none" style:text-line-through-type="none" style:text-position="super 58%" style:font-name="Times New Roman" fo:font-size="10.5pt" fo:letter-spacing="0.09mm" fo:language="en" fo:country="US" style:font-size-asian="10.5pt" style:text-scale="100%"/>
    </style:style>
    <style:style style:name="T141" style:family="text">
      <style:text-properties fo:color="#0c0b10" loext:opacity="100%" style:text-line-through-style="none" style:text-line-through-type="none" style:text-position="super 58%" style:font-name="Times New Roman" fo:font-size="10.5pt" fo:letter-spacing="0.04mm" fo:language="en" fo:country="US" style:font-size-asian="10.5pt" style:text-scale="100%"/>
    </style:style>
    <style:style style:name="T142" style:family="text">
      <style:text-properties fo:color="#0c0b10" loext:opacity="100%" style:text-line-through-style="none" style:text-line-through-type="none" style:text-position="super 58%" style:font-name="Times New Roman" fo:font-size="10.5pt" fo:letter-spacing="0.02mm" fo:language="en" fo:country="US" style:font-size-asian="10.5pt" style:text-scale="100%"/>
    </style:style>
    <style:style style:name="T143" style:family="text">
      <style:text-properties fo:color="#0c0b10" loext:opacity="100%" style:text-line-through-style="none" style:text-line-through-type="none" style:text-position="super 58%" style:font-name="Times New Roman" fo:font-size="10.5pt" fo:letter-spacing="-0.04mm" fo:language="en" fo:country="US" style:font-size-asian="10.5pt" style:text-scale="100%"/>
    </style:style>
    <style:style style:name="T144" style:family="text">
      <style:text-properties fo:color="#0c0b10" loext:opacity="100%" style:text-line-through-style="none" style:text-line-through-type="none" style:text-position="super 58%" style:font-name="Times New Roman" fo:font-size="10.5pt" fo:letter-spacing="0.07mm" fo:language="en" fo:country="US" style:font-size-asian="10.5pt" style:text-scale="100%"/>
    </style:style>
    <style:style style:name="T145" style:family="text">
      <style:text-properties fo:color="#090a0c" loext:opacity="100%" style:text-line-through-style="none" style:text-line-through-type="none" style:text-position="0% 100%" style:font-name="Times New Roman" fo:font-size="10.5pt" fo:letter-spacing="0.14mm" fo:language="en" fo:country="US" fo:font-style="italic" style:font-size-asian="10.5pt" style:font-style-asian="italic" style:text-scale="100%"/>
    </style:style>
    <style:style style:name="T146" style:family="text">
      <style:text-properties fo:color="#090a0c" loext:opacity="100%" style:text-line-through-style="none" style:text-line-through-type="none" style:text-position="0% 100%" style:font-name="Times New Roman" fo:font-size="10.5pt" fo:letter-spacing="0.11mm" fo:language="en" fo:country="US" style:font-size-asian="10.5pt" style:text-scale="100%"/>
    </style:style>
    <style:style style:name="T147" style:family="text">
      <style:text-properties fo:color="#090a0c" loext:opacity="100%" style:text-line-through-style="none" style:text-line-through-type="none" style:text-position="0% 100%" style:font-name="Times New Roman" fo:font-size="10.5pt" fo:letter-spacing="0.11mm" fo:language="en" fo:country="US" officeooo:rsid="0011c60a" style:font-size-asian="10.5pt" style:text-scale="100%"/>
    </style:style>
    <style:style style:name="T148" style:family="text">
      <style:text-properties fo:color="#090a0c" loext:opacity="100%" style:text-line-through-style="none" style:text-line-through-type="none" style:text-position="0% 100%" style:font-name="Times New Roman" fo:font-size="10.5pt" fo:letter-spacing="0.11mm" fo:language="en" fo:country="US" fo:font-style="italic" style:font-size-asian="10.5pt" style:font-style-asian="italic" style:text-scale="100%"/>
    </style:style>
    <style:style style:name="T149" style:family="text">
      <style:text-properties fo:color="#090a0c" loext:opacity="100%" style:text-line-through-style="none" style:text-line-through-type="none" style:text-position="0% 100%" style:font-name="Times New Roman" fo:font-size="10.5pt" fo:letter-spacing="0.3mm" fo:language="en" fo:country="US" fo:font-style="italic" style:font-size-asian="10.5pt" style:font-style-asian="italic" style:text-scale="100%"/>
    </style:style>
    <style:style style:name="T150" style:family="text">
      <style:text-properties fo:color="#090a0c" loext:opacity="100%" style:text-line-through-style="none" style:text-line-through-type="none" style:text-position="0% 100%" style:font-name="Times New Roman" fo:font-size="10.5pt" fo:letter-spacing="0.09mm" fo:language="en" fo:country="US" fo:font-style="italic" style:font-size-asian="10.5pt" style:font-style-asian="italic" style:text-scale="100%"/>
    </style:style>
    <style:style style:name="T151" style:family="text">
      <style:text-properties fo:color="#090a0c" loext:opacity="100%" style:text-line-through-style="none" style:text-line-through-type="none" style:text-position="0% 100%" style:font-name="Times New Roman" fo:font-size="10.5pt" fo:letter-spacing="0.07mm" fo:language="en" fo:country="US" style:font-size-asian="10.5pt" style:text-scale="100%"/>
    </style:style>
    <style:style style:name="T152" style:family="text">
      <style:text-properties fo:color="#090a0c" loext:opacity="100%" style:text-line-through-style="none" style:text-line-through-type="none" style:text-position="0% 100%" style:font-name="Times New Roman" fo:font-size="10.5pt" fo:letter-spacing="0.07mm" fo:language="en" fo:country="US" fo:font-style="italic" style:font-size-asian="10.5pt" style:font-style-asian="italic" style:text-scale="100%"/>
    </style:style>
    <style:style style:name="T153" style:family="text">
      <style:text-properties fo:color="#090a0c" loext:opacity="100%" style:text-line-through-style="none" style:text-line-through-type="none" style:text-position="0% 100%" style:font-name="Times New Roman" fo:font-size="10.5pt" fo:letter-spacing="0.04mm" fo:language="en" fo:country="US" style:font-size-asian="10.5pt" style:text-scale="100%"/>
    </style:style>
    <style:style style:name="T154" style:family="text">
      <style:text-properties fo:color="#090a0c" loext:opacity="100%" style:text-line-through-style="none" style:text-line-through-type="none" style:text-position="0% 100%" style:font-name="Times New Roman" fo:font-size="10.5pt" fo:letter-spacing="0.04mm" fo:language="en" fo:country="US" fo:font-style="italic" style:font-size-asian="10.5pt" style:font-style-asian="italic" style:text-scale="100%"/>
    </style:style>
    <style:style style:name="T155" style:family="text">
      <style:text-properties fo:color="#090a0c" loext:opacity="100%" style:text-line-through-style="none" style:text-line-through-type="none" style:text-position="0% 100%" style:font-name="Times New Roman" fo:font-size="10.5pt" fo:letter-spacing="0.12mm" fo:language="en" fo:country="US" style:font-size-asian="10.5pt" style:text-scale="100%"/>
    </style:style>
    <style:style style:name="T156" style:family="text">
      <style:text-properties fo:color="#090a0c" loext:opacity="100%" style:text-line-through-style="none" style:text-line-through-type="none" style:text-position="0% 100%" style:font-name="Times New Roman" fo:font-size="10.5pt" fo:letter-spacing="0.05mm" fo:language="en" fo:country="US" style:font-size-asian="10.5pt" style:text-scale="100%"/>
    </style:style>
    <style:style style:name="T157" style:family="text">
      <style:text-properties fo:color="#090a0c" loext:opacity="100%" style:text-line-through-style="none" style:text-line-through-type="none" style:text-position="0% 100%" style:font-name="Times New Roman" fo:font-size="3pt" fo:letter-spacing="1.06mm" fo:language="en" fo:country="US" fo:font-weight="bold" style:font-size-asian="3pt" style:font-weight-asian="bold" style:text-scale="100%"/>
    </style:style>
    <style:style style:name="gr1" style:family="graphic">
      <style:graphic-properties draw:stroke="solid" svg:stroke-width="0.12mm" svg:stroke-color="#7a7c83" draw:stroke-linejoin="round" svg:stroke-linecap="butt" draw:fill="solid" draw:fill-color="#ffffff" draw:textarea-horizontal-align="center" draw:textarea-vertical-align="top" draw:auto-grow-height="false" fo:padding-top="0.05mm" fo:padding-bottom="0.05mm" fo:padding-left="0.05mm" fo:padding-right="0.05mm" fo:margin-left="3.18mm" fo:margin-right="3.18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9mm" svg:stroke-color="#64646a" draw:stroke-linejoin="round" svg:stroke-linecap="butt" draw:fill="solid" draw:fill-color="#ffffff" draw:textarea-horizontal-align="center" draw:textarea-vertical-align="top" draw:auto-grow-height="false" fo:padding-top="0.09mm" fo:padding-bottom="0.09mm" fo:padding-left="0.09mm" fo:padding-right="0.09mm" fo:margin-left="3.18mm" fo:margin-right="3.18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1.52mm" svg:stroke-color="#575758" draw:stroke-linejoin="round" svg:stroke-linecap="butt" draw:fill="solid" draw:fill-color="#ffffff" draw:textarea-horizontal-align="center" draw:textarea-vertical-align="top" draw:auto-grow-height="false" fo:padding-top="0.76mm" fo:padding-bottom="0.76mm" fo:padding-left="0.76mm" fo:padding-right="0.76mm" fo:margin-left="3.18mm" fo:margin-right="3.18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mm" draw:fill="none" loext:fill-use-slide-background="false" draw:textarea-vertical-align="top" draw:auto-grow-height="false" fo:min-height="3.67mm" fo:min-width="268.11mm" fo:padding-top="0mm" fo:padding-bottom="0mm" fo:padding-left="0mm" fo:padding-right="0mm" fo:margin-left="0mm" fo:margin-right="0mm" fo:margin-top="0mm" fo:margin-bottom="0m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53">12 ECOPHILOSOPHY AND PARENTAL EARTH</text:span></text:p>
      <text:p text:style-name="P42"><text:span text:style-name="T54">ETHICS </text:span><text:span text:style-name="T21">(On the Complex Web of Being)</text:span></text:p>
      <text:p text:style-name="P43"><text:span text:style-name="T24">H</text:span><text:span text:style-name="T25">. </text:span><text:span text:style-name="T26">Odera Oruka </text:span><text:span text:style-name="T13">University of Nairobi, Kenya</text:span></text:p>
      <text:p text:style-name="P57"><text:span text:style-name="T27">Calestous Juma</text:span></text:p>
      <text:p text:style-name="P44"><text:span text:style-name="T10">African Centre for Technology Studies, Kenya</text:span></text:p>
      <text:p text:style-name="P8"><text:span text:style-name="T25">The Judaeo-Christian view of nature which has permeated Western </text:span><text:span text:style-name="T31">philosophical thought has nurtured a form of possessive individualism which is </text:span><text:span text:style-name="T17">disrupting the complex web of being in which humans are a part. The Judaeo-</text:span><text:span text:style-name="T33">Christian ethic has placed humans apart from nature, a factor that has </text:span><text:span text:style-name="T34">contributed to global environmental degradation. There is a need for a shift towards a new epistemological outlook in which humankind is viewed as part </text:span><text:span text:style-name="T28">of a complex and systematic totality of nature. This chapter argues for an </text:span><text:span text:style-name="T12">ecophilosophical approach which recognizes the totality of (spatial, temporal, </text:span><text:span text:style-name="T37">spiritual and other) interlinkages in nature. We illustrate the importance of </text:span><text:span text:style-name="T1">taking an ecophilosophical approach with an exposition of 'parental earth </text:span><text:span text:style-name="T39">ethics' .</text:span><text:span text:style-name="T93">1</text:span></text:p>
      <text:p text:style-name="P58"><text:span text:style-name="T21">Ecology and philosophy</text:span></text:p>
      <text:p text:style-name="P68"><text:span text:style-name="T55">The Environment Crisis facing humanity is due in part to the philosophy of <text:line-break/></text:span><text:span text:style-name="T56">possessive individualism, a philosophy which is spreading in today's World as <text:line-break/></text:span><text:span text:style-name="T57">pluralistic democracy and free market economy become the dominant political and</text:span></text:p>
      <text:p text:style-name="P46"><text:span text:style-name="T58">economic norms for humanity.</text:span><text:span text:style-name="T99">2</text:span></text:p>
      <text:p text:style-name="P9"><text:span text:style-name="T1">It is appropriate to begin this chapter with this quotation from one of the </text:span><text:span text:style-name="T4">distinguished scholars of philosophy in the Western world. It is now generally </text:span><text:span text:style-name="T8">known that major concerns of the debate on environmental ethics in the West have been: (i) whether ethics should be restricted to human beings or whether </text:span><text:span text:style-name="T12">non-human sentient-beings should also be subjects and agents in the domain of </text:span><text:span text:style-name="T8">ethics, and (ii) whether any other matters in nature such as hills, rocks, rivers, </text:span><text:span text:style-name="T15">also have moral value. If so, then ethics becomes ecocentric rather than </text:span><text:span text:style-name="T17">anthropocentric.</text:span><text:span text:style-name="T91">3</text:span></text:p>
      <text:p text:style-name="P71"><text:span text:style-name="T61">By destroying paganism, Christianity made it possible to exploit nature in a mood of </text:span><text:span text:style-name="T58">indifference to the feelings of the natural objects. It is often said that for animism the </text:span><text:span text:style-name="T63">Church substituted the cult of saints. True; but the cult of saints is functionally </text:span><text:span text:style-name="T65">different from animism. The saint is not </text:span><text:span text:style-name="T66">in </text:span><text:span text:style-name="T65">natural objects; he may have special </text:span><text:span text:style-name="T67">shrines, but his citizenship is in heaven....The spirits </text:span><text:span text:style-name="T68">in </text:span><text:span text:style-name="T67">natural objects, which </text:span><text:span text:style-name="T57">formerly had protected nature from man, evaporated. Man's effective monopoly on </text:span><text:span text:style-name="T63">spirit </text:span><text:span text:style-name="T64">in </text:span><text:span text:style-name="T63">this world was confirmed, and the old inhibitions on the exploitation of </text:span><text:span text:style-name="T58">nature crumbled.</text:span><text:span text:style-name="T100">4</text:span></text:p>
      <text:p text:style-name="P29"><text:span text:style-name="T4">Peden introduces one special view of the 19th-century American philosopher, </text:span><text:span text:style-name="T1">Francis Ellingwood, (1836-1903) who argued for a philosophical shift from </text:span><text:span text:style-name="T28">the anthropocentric conception of nature with its philosophy of possessive </text:span><text:span text:style-name="T8">individualism to universalism based on the theory of the organic constitution of </text:span><text:span text:style-name="T34">all life. A position is essentially individualistic, Peden writes, following Abbot, </text:span><text:span text:style-name="T12">if it 'seeks the ideal end of individual life' in the primary ethical welfare of the </text:span><text:span text:style-name="T17">individual. While on the other hand, a position is 'essentially universalistic' if it </text:span><text:span text:style-name="T34">identifies the ideal end with the ethical welfare of humanity, with individuals </text:span><text:span text:style-name="T4">being a part of humanity.</text:span><text:span text:style-name="T94">5</text:span></text:p>
      <text:p text:style-name="P30"><text:span text:style-name="T17">Ethics traditionally (at least in the West) has concentrated on the ideal of the </text:span><text:span text:style-name="T8">individual while ignoring the insights provided by the biological, physical and </text:span><text:span text:style-name="T28">social sciences. We wish to consider and harmonize the views of Abbot with </text:span><text:span text:style-name="T4">the similar views of scholars who using other cultures, have contributed to the </text:span><text:span text:style-name="T12">subject of humanity and nature. And on the basis of this consideration, we shall </text:span><text:span text:style-name="T4">strive to argue that the views of these scholars form sufficient grounds for the </text:span><text:span text:style-name="T34">assertion of the parental earth ethics. But just before we come to that, a brief </text:span><text:span text:style-name="T8">sketch of the history or nature of ecophilosophy, which is defined here as the totality of the philosophy of nature, is pertinent.</text:span></text:p>
      <text:p text:style-name="P60"><text:span text:style-name="T37">Our approach differs from the traditional worldview in which nature is seen </text:span><text:span text:style-name="T34">as existing solely for satisfying the material needs of humanity. This view is clearly articulated in the Bible which has over the centuries served as a source of divine rules for a large section of the Western world.</text:span></text:p>
      <text:p text:style-name="P73"><text:span text:style-name="T28">In Genesis (1: 27-28), for example, we are taught: 'So God created man in </text:span><text:span text:style-name="T15">his own image, in the image of God he created him; male and female he </text:span><text:span text:style-name="T8">created them. And God blessed them, and God said to them, "Be fruitful and </text:span><text:span text:style-name="T28">multiply, and replenish the earth, and subdue it: and have dominion over the </text:span><text:span text:style-name="T4">fish of the sea, and over the fowls of the air, and every living thing that moves </text:span><text:span text:style-name="T34">upon the earth".'</text:span></text:p>
      <text:p text:style-name="P70"><draw:custom-shape text:anchor-type="char" draw:z-index="0" draw:style-name="gr4" draw:text-style-name="P99" svg:width="268.12mm" svg:height="3.68mm" svg:x="-137.62mm" svg:y="180.73mm"><text:p text:style-name="P4"><text:span text:style-name="T58">116<text:tab/>117</text:span></text:p><draw:enhanced-geometry svg:viewBox="0 0 21600 21600" draw:type="mso-spt202" draw:enhanced-path="M 0 0 L 21600 0 21600 21600 0 21600 0 0 Z N"/></draw:custom-shape><text:span text:style-name="T60"/></text:p>
      <text:p text:style-name="P80"><text:span text:style-name="T34">Western political thought has been equally influenced by the ideas of the </text:span><text:span text:style-name="T8">classical philosophers such as Aristotle who generated hierarchial justification </text:span><text:span text:style-name="T4">for the dominance of humanity over nature. In </text:span><text:span text:style-name="T5">Politics, </text:span><text:span text:style-name="T4">for example, he asserts </text:span><text:span text:style-name="T17">that:</text:span></text:p>
      <text:p text:style-name="P69"><text:span text:style-name="T69">Plants exist [for the sake of animals, while] animals exists for the sake of man, the game for use as food, the wild, if not all, at least the greater part of them, for food </text:span><text:span text:style-name="T65">and for the provision of clothing and various instruments. Now if nature makes </text:span><text:span text:style-name="T69">nothing incomplete, and nothing in vain, the inference must be that she has made all</text:span></text:p>
      <text:p text:style-name="P47"><text:span text:style-name="T58">animals for the sake of man.</text:span><text:span text:style-name="T100">6</text:span></text:p>
      <text:p text:style-name="P82"><text:span text:style-name="T34">Cicero, echoing similar views in </text:span><text:span text:style-name="T35">De Natura Deorum </text:span><text:span text:style-name="T34">through his character, Bulbus the Stoic reinforces this view by arguing that `[W]hat other use have </text:span><text:span text:style-name="T40">sheep save that their fleeces are dressed and woven into clothing for </text:span><text:span text:style-name="T34">men?...0xen?...their necks were born for the yoke and their broad powerful shoulders for drawing the plough.' This view was articulated in the teachings </text:span><text:span text:style-name="T37">and Bibilical interpretations of Thomas Aquinas and acquired the status of </text:span><text:span text:style-name="T17">divine wisdom. </text:span><text:span text:style-name="T92">7</text:span></text:p>
      <text:p text:style-name="P83"><text:span text:style-name="T28">We shall depart from the anthropocentric, utilitarian and hierarchical view </text:span><text:span text:style-name="T8">of the relationship between human and nature and adopt a holistic outlook in </text:span><text:span text:style-name="T31">which everything is related to everything else. This inter-relatedness requires a </text:span><text:span text:style-name="T34">corresponding philosophical approach that looks at nature in its totality and </text:span><text:span text:style-name="T8">derives from it ethics that reflect this outlook. We shall refer to this exposition </text:span><text:span text:style-name="T34">as </text:span><text:span text:style-name="T35">ecophilosophy.</text:span></text:p>
      <text:p text:style-name="P48"><text:span text:style-name="T21">The development of ecophilosophy</text:span></text:p>
      <text:p text:style-name="P12"><text:span text:style-name="T1">The term </text:span><text:span text:style-name="T3">ecology </text:span><text:span text:style-name="T1">derives from the Greek word </text:span><text:span text:style-name="T3">oikos </text:span><text:span text:style-name="T1">which is supposed to </text:span><text:span text:style-name="T8">mean a house. The earlier precursor to ecology was </text:span><text:span text:style-name="T11">ceconomy, </text:span><text:span text:style-name="T8">which literally </text:span><text:span text:style-name="T12">means household management. But when applied to nature, </text:span><text:span text:style-name="T14">ceconomy </text:span><text:span text:style-name="T12">takes the </text:span><text:span text:style-name="T17">form of the divine governance of the natural world. It is claimed that it was Sir </text:span><text:span text:style-name="T4">Kenelm Digby who was the first to use the term </text:span><text:span text:style-name="T5">(Economy </text:span><text:span text:style-name="T4">(1658).</text:span><text:span text:style-name="T94">8</text:span></text:p>
      <text:p text:style-name="P48"><text:span text:style-name="T71">Gilbert White: Antecedents of ecophilosophy</text:span></text:p>
      <text:p text:style-name="P67"><text:span text:style-name="T2">The term </text:span><text:span text:style-name="T3">ecology </text:span><text:span text:style-name="T2">came into use in the 19th century as a better substitute for <text:line-break/></text:span><text:span text:style-name="T10">the old expression. Worster writes that `[t]he term ecology did not appear until <text:line-break/></text:span><text:span text:style-name="T38">1866, and it took almost another 100 years before it entered the vernacular.'</text:span><text:span text:style-name="T95">9</text:span></text:p>
      <text:p text:style-name="P61"><draw:line text:anchor-type="char" draw:z-index="1" draw:style-name="gr3" draw:text-style-name="P98" svg:x1="-4.43mm" svg:y1="-17.66mm" svg:x2="258.05mm" svg:y2="-17.66mm"><text:p/></draw:line><draw:line text:anchor-type="char" draw:z-index="2" draw:style-name="gr2" draw:text-style-name="P98" svg:x1="133.56mm" svg:y1="-12.58mm" svg:x2="258.06mm" svg:y2="-12.58mm"><text:p/></draw:line><draw:line text:anchor-type="char" draw:z-index="3" draw:style-name="gr1" draw:text-style-name="P98" svg:x1="3.07mm" svg:y1="-12.08mm" svg:x2="121.13mm" svg:y2="-12.08mm"><text:p/></draw:line><text:span text:style-name="T73">One of the earliest persons (in the West) to carry out the systematic study of </text:span><text:span text:style-name="T75">flora and fauna was the Englishman, Gilbert White, who in 1789 published </text:span><text:span text:style-name="T76">The </text:span><text:span text:style-name="T2">Natural History of Selborne. </text:span><text:span text:style-name="T77">This was a collection of letters on wildlife, </text:span><text:span text:style-name="T78">seasons, and antiquities of White's Parish at Selborne.</text:span></text:p>
      <text:p text:style-name="P13"><text:span text:style-name="T73">According to White, `[n]ature is a great economist,' for she 'converts the </text:span><text:span text:style-name="T79">recreation of one animal to the support of another!' </text:span><text:span text:style-name="T101">10</text:span><text:span text:style-name="T79"> He adds that the 'most </text:span><text:span text:style-name="T80">insignificant insects and reptiles are of much more consequence, and have </text:span><text:span text:style-name="T79">much more influence in the economy of nature, than the incurious are aware </text:span><text:span text:style-name="T78">of;....Earthworms though in appearance a small and despicable link in the chain of nature, yet, if lost would make a lamentable chasm.'</text:span><text:span text:style-name="T102">11</text:span></text:p>
      <text:p text:style-name="P14"><text:span text:style-name="T79">The implication of White's observation is that we must be careful in the way we handle nature for it seems as if almost everything in it has value not just for </text:span><text:span text:style-name="T78">itself but for the reality of the survival of the rest. This kind of religious-cum­</text:span><text:span text:style-name="T77">stoical attitude to nature is a contrast to the views of other Western scholars such as Francis Bacon (1561-1626) who had earlier taught that 'the world is </text:span><text:span text:style-name="T73">made for man' and that man is not made for the world. Bacon and even no less </text:span><text:span text:style-name="T79">an institution than the Christian Church stood for exactly the opposite views to </text:span><text:span text:style-name="T78">those expressed by White. They were for what Worster refers to as 'imperial </text:span><text:span text:style-name="T81">ideology' of nature — where nature is a domain in which man must rule and exploit unchecked.</text:span><text:span text:style-name="T103">12</text:span><text:span text:style-name="T81"> The position of Bacon and that of Christianity illustrate </text:span><text:span text:style-name="T73">the Western anthropocentric view of nature.</text:span></text:p>
      <text:p text:style-name="P28"><text:span text:style-name="T42">Carl von Linne: Reverential awe of nature</text:span></text:p>
      <text:p text:style-name="P15"><text:span text:style-name="T80">Despite the onslaught of the dominating Western philosophy of irreverent </text:span><text:span text:style-name="T77">exploitation of nature by man, thinkers like White were not without support </text:span><text:span text:style-name="T78">from some persons of genius. The Swedish pioneer-botanist, Carl von Linne </text:span><text:span text:style-name="T83">(latinized as Linnaeus) lent most of his great mind to the discovery and </text:span><text:span text:style-name="T73">systematization of nature. Linnaeus wrote much, but one of his most admired </text:span><text:span text:style-name="T84">essays was </text:span><text:span text:style-name="T19">The CEconomy Of Nature </text:span><text:span text:style-name="T84">(1749). From this we are taught that: 'we </text:span><text:span text:style-name="T81">understand the all wise disposition of creator in relation to natural things, by </text:span><text:span text:style-name="T79">which they are fitted to produce general ends, and the reciprocal uses'. In this </text:span><text:span text:style-name="T81">arrangement, living beings 'are so connected, so chained together that they all aim at the same end, and to this end a vast number of intermediate ends are </text:span><text:span text:style-name="T80">subservient.' </text:span><text:span text:style-name="T104">13</text:span><text:span text:style-name="T80"> So for Linne, all of animate nature is bound together in a </text:span><text:span text:style-name="T73">common interest 'by the chains of substenance that link the living to the dead,</text:span></text:p>
      <text:p text:style-name="P89"><text:span text:style-name="T85">the predator to its prey, the beetle to the dung on which it feeds.' </text:span><text:span text:style-name="T105">14</text:span></text:p>
      <text:p text:style-name="P91"><text:span text:style-name="T81">Although Linne is known in some versions of his work to have postulated that all the arrangement of nature is designed by God for the ultimate benefit </text:span><text:span text:style-name="T73">of humans, this was a mere gesture to please or reconcile his views with the </text:span><text:span text:style-name="T77">forces of the anthropocentric view of nature. Living in the post-Baconian </text:span><text:span text:style-name="T78">scientific world and in a dominating Christian era, Linne could not help avoid such a 'tongue-in-cheek' compromise with his community. We can thus ignore </text:span><text:span text:style-name="T73">this aspect of his views and adopt the deeper aspect, i.e., his views about the </text:span><text:span text:style-name="T79">inter-connectedness of the ecology of nature.</text:span></text:p>
      <text:p text:style-name="P45"><text:span text:style-name="T41">Charles Darwin: A special link in ecophilosophy</text:span></text:p>
      <text:p text:style-name="P84"><text:span text:style-name="T77">We regard ecophilosophy as the totality of the philosophy of nature. In this </text:span><text:span text:style-name="T84">sense ecophilosophy is broader than such subjects as environmental studies and </text:span><text:span text:style-name="T73">environmental ethics. Environmental studies have so far, restricted themselves </text:span><text:span text:style-name="T85">to the study of the earth and the atmosphere. Environmental ethics has not gone </text:span><text:span text:style-name="T78">much beyond the attempt to consider the possibility of extending ethics from </text:span><text:span text:style-name="T79">human beings to the non-human creatures on earth.</text:span></text:p>
      <text:p text:style-name="P85"><text:span text:style-name="T85">Ecophilosophy must include the totality of both human-made as well as non­</text:span><text:span text:style-name="T78">human-made philosophy about nature and the totality of the universe. Some of </text:span><text:span text:style-name="T87">the non-human philosophies are studied and adopted by human beings, but such </text:span><text:span text:style-name="T73">philosophies still remain non-human made. Humans have derived metaphors </text:span><text:span text:style-name="T80">from the non-human world to enrich their own understanding of the world </text:span><text:span text:style-name="T88">they live in or create. For example, they have derived metaphors on </text:span><text:span text:style-name="T85">organizations that ensure collective living under one sovereignty from the ants. </text:span><text:span text:style-name="T73">They have also derived the sense of the philosophy and technology of flying </text:span><text:span text:style-name="T78">from the birds.</text:span></text:p>
      <text:p text:style-name="P92"><text:span text:style-name="T89">In ecophilosophy there is a significant link and affinity between the </text:span><text:span text:style-name="T90">philosophies of White, Linne and Darwin, the father of the theory of </text:span><text:span text:style-name="T78">evolution.</text:span><text:span text:style-name="T102">15</text:span><text:span text:style-name="T78"> This link can be expressed as that of the earth with all its benefits </text:span><text:span text:style-name="T81">as the common good for all the creatures. So that even the gains each one of </text:span><text:span text:style-name="T73">the species can have as its absolute and exclusive possessions are in reality </text:span><text:span text:style-name="T85">historically limited.</text:span></text:p>
      <text:p text:style-name="P17"><text:span text:style-name="T86">The observation goes well with Darwin's postulation that 'no one species can </text:span><text:span text:style-name="T82">hold a particular place in the economy of nature for ever. At every moment </text:span><text:span text:style-name="T74">each place is up for grabs and sooner or later a replacement will be found and</text:span></text:p>
      <text:p text:style-name="P49"><text:span text:style-name="T133"/></text:p>
      <text:p text:style-name="P31"><text:span text:style-name="T120">the old occupant shoved out of the circle to perish alone.'</text:span><text:span text:style-name="T139">16</text:span><text:span text:style-name="T120"> Now, and for beings which claim to be rational and visionary such as humans, it would </text:span><text:span text:style-name="T121">appear sensible to co-operate with those who might one day replace them by </text:span><text:span text:style-name="T120">the law of nature rather than turn and see their privileges as absolute and </text:span><text:span text:style-name="T123">eternal possessions. Darwin's philosophies of 'conflict in nature' and the </text:span><text:span text:style-name="T121">'survival of the fittest' do not in any way, if we take a deeper conception of </text:span><text:span text:style-name="T124">nature, contradict the position of White and Linne.</text:span></text:p>
      <text:p text:style-name="P33"><text:span text:style-name="T121">The practice of the survival of the fittest passes only within the level of subservient, species-limited end, but for the ultimate end the survival of the </text:span><text:span text:style-name="T124">fittest is but a mere passing means to the ultimate arrangement or development </text:span><text:span text:style-name="T126">of nature. Thus, Linne's observations that living beings are so connected that they all aim at the same end, link consistently with Darwin's argument that `{rdature is web of complex relations...and no individual organism or species </text:span><text:span text:style-name="T121">can live independently of that web. A parallel assumption was that even the </text:span><text:span text:style-name="T124">most insignificant creatures are important to the welfare of their conjoining </text:span><text:span text:style-name="T126">species.'</text:span><text:span text:style-name="T140">17</text:span><text:span text:style-name="T126"> He acknowledged that even if they are not essential members of </text:span><text:span text:style-name="T127">society now, some time in the past they have been and are therefore part of the </text:span><text:span text:style-name="T124">historical chain of being.</text:span></text:p>
      <text:p text:style-name="P74"><text:span text:style-name="T110">Darwin's theory, like that of Linn&amp; was indeed based on ecology and not on </text:span><text:span text:style-name="T123">some form of genetics. It is notable that Darwin's thinking was to a large </text:span><text:span text:style-name="T116">extent inspired by social theorists such as Herbert Spencer. The interplay </text:span><text:span text:style-name="T123">between social theory and ecological thought is complex and warrants a </text:span><text:span text:style-name="T118">separate assessment.</text:span><text:span text:style-name="T137">18</text:span></text:p>
      <text:p text:style-name="P74"><text:span text:style-name="T114">The White-Linne-Darwin ecological perspective contrasts sharply with the </text:span><text:span text:style-name="T110">Judaeo-Christian perspective of nature.</text:span><text:span text:style-name="T141">19</text:span><text:span text:style-name="T110"> The latter we wish to refer to as the </text:span><text:span text:style-name="T122">imperial ecophilosophy </text:span><text:span text:style-name="T121">as a contrast to the former which we wish to term as </text:span><text:span text:style-name="T124">the </text:span><text:span text:style-name="T125">common-earth ecophilosophy.</text:span></text:p>
      <text:p text:style-name="P78"><text:span text:style-name="T130">Ecophilosophy in other cultures</text:span></text:p>
      <text:p text:style-name="P53"><text:span text:style-name="T108">Abbot was the first American philosopher to support Charles Darwin.</text:span><text:span text:style-name="T136">20</text:span><text:span text:style-name="T108"> Abbot </text:span><text:span text:style-name="T111">developed a philosophy that rejected idealism given Darwin's revolution and </text:span><text:span text:style-name="T115">emphasized experience and reason as the basis for all knowledge. Considering the situation facing humanity in his day, Abbot became convinced that a shift </text:span><text:span text:style-name="T117">from individualism to universalism was required as the basic principle of </text:span><text:span text:style-name="T119">ethical theory.</text:span><text:span text:style-name="T138">21</text:span></text:p>
      <text:p text:style-name="P18"><text:span text:style-name="T107">Abbot's position was a grand shift in Western philosophy from the individually </text:span><text:span text:style-name="T127">centred position emanating from the philosophies of We </text:span><text:span text:style-name="T142">-</text:span><text:span text:style-name="T127">tern classics such as </text:span><text:span text:style-name="T118">Aristotle, Kant and Hegel: The root of the ethical individualism of Kant and Hegel </text:span><text:span text:style-name="T107">is found in the Aristotelian theory of universals in metaphysics.</text:span><text:span text:style-name="T135">22</text:span><text:span text:style-name="T107"> For Kant the individual is a universally self-legislating mind declaring the categorical imperative </text:span><text:span text:style-name="T131">as the source of all moral law. For Hegel, following Kant, the individual is a self-</text:span><text:span text:style-name="T127">legislating will in a universal perspective and there is really no ethical authority </text:span><text:span text:style-name="T132">over the subjective conscience of the individual.</text:span><text:span text:style-name="T143">23</text:span></text:p>
      <text:p text:style-name="P36"><text:span text:style-name="T120">What Abbot brought to Western philosophy is the view of the organic </text:span><text:span text:style-name="T132">constitution of all life as a shift from individualistic theories. This is the notion that </text:span><text:span text:style-name="T114">every organism functions partly for the others — this means that, it is both a </text:span><text:span text:style-name="T124">means and an end to itself and to others.</text:span><text:span text:style-name="T144">24</text:span><text:span text:style-name="T124"> The truth of organic constitution </text:span><text:span text:style-name="T114">implies that the proper principle in human life and in nature in general is the </text:span><text:span text:style-name="T107">principle of reciprocity. Abbot </text:span><text:span text:style-name="T109"><text:s/>writes</text:span><text:span text:style-name="T107"> in his work, </text:span><text:span text:style-name="T108">Scientific theism: Reciprocity </text:span><text:span text:style-name="T107">between the individual and the society is well formulated in the old saying... "each </text:span><text:span text:style-name="T127">for all and all for each."'</text:span><text:span text:style-name="T142">25</text:span><text:span text:style-name="T127"> Thus, Peden adds, reciprocal justice is the social ideal; it seeks to cultivate in each organism individual differences while subordinating </text:span><text:span text:style-name="T107">these differences to the universal social ideal of reciprocal justice.</text:span></text:p>
      <text:p text:style-name="P94"><text:span text:style-name="T112">The Indian </text:span><text:span text:style-name="T113">dharma</text:span></text:p>
      <text:p text:style-name="P16"><text:span text:style-name="T127">Pappu contrasts the basic issues in Western environmental ethics with the basic issues in Indian philosophy.</text:span><text:span text:style-name="T142">26</text:span><text:span text:style-name="T127"> Ethics in Indian philosophy is not human-centred, </text:span><text:span text:style-name="T124">but dharma-centered. All life is sacred, and the ethical relationship between </text:span><text:span text:style-name="T127">humans and animals is one which demands equality. </text:span><text:span text:style-name="T129">All </text:span><text:span text:style-name="T127">natural objects such as </text:span><text:span text:style-name="T107">trees, hills, rivers and stones are sacred and deserve respect. In Indian philosophy </text:span><text:span text:style-name="T127">humans are in nature not against nature.</text:span></text:p>
      <text:p text:style-name="P34"><text:span text:style-name="T111">Morality is conceived as an aspect of Rta, and Rta is the eternal law of the </text:span><text:span text:style-name="T128">universe which when applied to nature becomes the natural law and when applied </text:span><text:span text:style-name="T115">to living beings becomes the moral law. Rta as a concept joins together with </text:span><text:span text:style-name="T128">dharma, which means that which holds together. Pappu's claim is supported by </text:span><text:span text:style-name="T111">Singh, who writes: 'Gandhi presented a manifesto of a counter culture of plain </text:span><text:span text:style-name="T119">living and high thinking and ecological balance between nature and man:</text:span><text:span text:style-name="T138">27</text:span></text:p>
      <text:p text:style-name="P79"><text:span text:style-name="T36">Hawaiian cosmology</text:span></text:p>
      <text:p text:style-name="P62"><text:span text:style-name="T34">Gruver writes that the traditional concept of family in the Hawaiian Islands </text:span><text:span text:style-name="T44">embraces a system of social relationships that was essentially pan-Polynesian.</text:span><text:span text:style-name="T96">2</text:span><text:span text:style-name="T44">8 In </text:span><text:span text:style-name="T31">Hawaii, family means </text:span><text:span text:style-name="T32">ohana </text:span><text:span text:style-name="T31">which comprises a matrix genealogical kinship that </text:span><text:span text:style-name="T4">extends to include all elements of creation. Both human beings and the rest of </text:span><text:span text:style-name="T8">nature occupy a position of parity that originated from environmental union of </text:span><text:span text:style-name="T17">the </text:span><text:span text:style-name="T19">earth </text:span><text:span text:style-name="T17">and the </text:span><text:span text:style-name="T19">sky.</text:span></text:p>
      <text:p text:style-name="P54"><text:span text:style-name="T4">These two are named </text:span><text:span text:style-name="T6">Papa </text:span><text:span text:style-name="T4">(mother earth) and </text:span><text:span text:style-name="T6">Wakea </text:span><text:span text:style-name="T4">(the sky father). There </text:span><text:span text:style-name="T12">are interesting details given in this oral narration of Hawaiian cosmology on how </text:span><text:span text:style-name="T4">all the islands of Hawaii were given birth to and how the totality of nature is </text:span><text:span text:style-name="T17">intertwined.</text:span></text:p>
      <text:p text:style-name="P51"><text:span text:style-name="T36">Dogon cosmology</text:span></text:p>
      <text:p text:style-name="P37"><text:span text:style-name="T31">Anyanwu argues that the Dogon conceptions of humans, nature, society and the </text:span><text:span text:style-name="T4">universe offer a unitary and an organic view of reality in which humans, nature </text:span><text:span text:style-name="T45">and society are continuous with the universal creative process.</text:span><text:span text:style-name="T97">29</text:span><text:span text:style-name="T45"> This cosmology </text:span><text:span text:style-name="T31">emphasizes unity in diversity. It regards myths, religions, morality, politics and </text:span><text:span text:style-name="T17">economics as important forces which integrate the individual with the community.</text:span></text:p>
      <text:p text:style-name="P63"><text:span text:style-name="T31">Wiredu refers to the traditional African practice of communally based life.</text:span><text:span text:style-name="T98">30</text:span><text:span text:style-name="T31"> In </text:span><text:span text:style-name="T8">this practice, land — the most fundamental means of livelihood belongs not to </text:span><text:span text:style-name="T34">the individuals but to the clan. The clan itself is thought of as consisting of </text:span><text:span text:style-name="T4">members currently living, those in the world of the ancestors and those not yet born. All these categories of people have a psychological reality that greatly </text:span><text:span text:style-name="T17">influences the thoughts, feelings, behaviour, decisions and relationships in the </text:span><text:span text:style-name="T37">community. The earth or the immediate environment on which our lives are </text:span><text:span text:style-name="T12">based is thus a common good for all.</text:span></text:p>
      <text:p text:style-name="P35"><text:span text:style-name="T37">The foregoing texts lend us some solid scientific and philosophical ground on which to postulate pan-organism as the basic truth underlying all nature. </text:span><text:span text:style-name="T34">This basic truth has two major philosophical implications. First, it means that </text:span><text:span text:style-name="T8">all aspects of nature are interconnected, so that the ecological activities are a </text:span><text:span text:style-name="T37">network. So a break or imbalance in one aspect has serious consequences in </text:span><text:span text:style-name="T34">other aspects of the domain. Secondly, it exposes the empirical-cum-ethical</text:span></text:p>
      <text:p text:style-name="P95"><text:span text:style-name="T59">122 </text:span><text:span text:style-name="T60">Odera Oruka and Junta</text:span></text:p>
      <text:p text:style-name="P90"><text:span text:style-name="T34">plausibility of the principle of the earth as a common good to all mankind and </text:span><text:span text:style-name="T4">to all creatures.</text:span></text:p>
      <text:p text:style-name="P38"><text:span text:style-name="T15">This principle is seriously objected to by those who favour exclusive </text:span><text:span text:style-name="T4">individual or national survival as the fundamental truth or reality in all human </text:span><text:span text:style-name="T46">and natural relations. Let us refer to this as the principle of 'exclusive </text:span><text:span text:style-name="T34">individual or national survival'. One philosophical derivative of this principle </text:span><text:span text:style-name="T8">is the 'life boat ethics'. This is an ethics which stands in the way of formulating </text:span><text:span text:style-name="T4">a new ethic that is built on ecophilosophy i.e. the parental earth ethics.</text:span></text:p>
      <text:p text:style-name="P50"><text:span text:style-name="T47">Parental earth ethics</text:span></text:p>
      <text:p text:style-name="P10"><text:span text:style-name="T34">Ecophilosophy can provide a practical basis upon which to formulate a new </text:span><text:span text:style-name="T8">ethics that would take into'account the complexity and totality of nature. This </text:span><text:span text:style-name="T37">would be a parental earth ethics. Parental earth ethics is not simply a product </text:span><text:span text:style-name="T4">of intellectual enquiry. It is the basis upon which different cultures around the world base their environmental perceptions. The ethics can be presented in the </text:span><text:span text:style-name="T34">form of principles and rules.</text:span></text:p>
      <text:p text:style-name="P39"><text:span text:style-name="T28">Imagine a family with six children. Two of the six are relatively rich and </text:span><text:span text:style-name="T34">four generally poor. Among the rich, one is extremely rich while among the </text:span><text:span text:style-name="T4">poor, three are very poor. The reasons for the differences in status have to do </text:span><text:span text:style-name="T1">partly with the family history, partly with personal luck and partly with </text:span><text:span text:style-name="T4">individual talents. Though the children have different and diverse possessions, </text:span><text:span text:style-name="T33">they have certain things in common such as parents (whether alive or deceased). They are also common in that each of them has status and </text:span><text:span text:style-name="T37">achievements based on the teaching which the family as a whole provided. </text:span><text:span text:style-name="T4">Some made better use of that education while others may have squandered it.</text:span></text:p>
      <text:p text:style-name="P93"><text:span text:style-name="T15">The children find that their lives and relationships are guided by the </text:span><text:span text:style-name="T33">unwritten ethical laws which can best be summarized under two main </text:span><text:span text:style-name="T12">principles: (i) parental-debt (or bound) principle (PP), and (ii) individual luck </text:span><text:span text:style-name="T4">principle </text:span><text:span text:style-name="T7">(IP).</text:span></text:p>
      <text:p text:style-name="P52"><text:span text:style-name="T49">Parental debt principle</text:span></text:p>
      <text:p text:style-name="P25"><text:span text:style-name="T8">This principle consists of four related rules dealing with family security and </text:span><text:span text:style-name="T4">dignity, parental debt, and individual and family survival.</text:span></text:p>
      <text:p text:style-name="P59"><text:span text:style-name="T16">The family security rule states that the fate and security (physical or </text:span><text:span text:style-name="T13">welfare) of each member of a family is ultimately bound up with the existential</text:span></text:p>
      <text:p text:style-name="P32"><text:span text:style-name="T22">reality of the family as a whole. Any one of the six members may, for </text:span><text:span text:style-name="T43">example, be arrogant and have enough to claim self-sufficiency and </text:span><text:span text:style-name="T1">independence from the rest. However, eventually the person of the person's </text:span><text:span text:style-name="T22">own progeny may experience a turn of events which could make them </text:span><text:span text:style-name="T34">desperately in need of protection from the family.</text:span></text:p>
      <text:p text:style-name="P74"><text:span text:style-name="T1">History abounds with such examples. Both the Roman and the Ottoman </text:span><text:span text:style-name="T37">empires disintegrated and their children and dependents sought their security </text:span><text:span text:style-name="T1">and fate elsewhere. Western Europe was liberated from economic ruin after </text:span><text:span text:style-name="T28">the Second World War by a power from outside her borders. And today the </text:span><text:span text:style-name="T8">former Soviet Union is desperately looking for rescue even from such a small </text:span><text:span text:style-name="T34">power as Italy.</text:span></text:p>
      <text:p text:style-name="P40"><text:span text:style-name="T51">The kinship shame rule </text:span><text:span text:style-name="T52">is that the life conditions of any member of the </text:span><text:span text:style-name="T28">family affect all the others materially and emotionally, so no member can be </text:span><text:span text:style-name="T46">proud of his or her situation however 'happy', if any member of the family </text:span><text:span text:style-name="T28">tree lives in squalor. There is a partial non-earthian application of this rule in </text:span><text:span text:style-name="T43">our current world: European powers are more inclined to help fellow </text:span><text:span text:style-name="T34">Europeans out of their squalor than they are prepared to do the same for some </text:span><text:span text:style-name="T1">Third World country. Today, for example, Russia and Eastern Europe are a </text:span><text:span text:style-name="T34">greater concern of the West than the rest of the world including China.</text:span></text:p>
      <text:p text:style-name="P64"><text:span text:style-name="T30">The parental debt rule </text:span><text:span text:style-name="T28">assumes and explains the organic relationship and </text:span><text:span text:style-name="T37">debt between the family members: Whichever member of the family is affluent </text:span><text:span text:style-name="T33">or destitute owes his fortune or misfortune to the parental and historical </text:span><text:span text:style-name="T37">factors inherent in the development of the family. Hence, within the family no </text:span><text:span text:style-name="T34">one alone is fully responsible for his affluence nor for his misfortune.</text:span></text:p>
      <text:p text:style-name="P75"><text:span text:style-name="T6">The individual and family survival rule </text:span><text:span text:style-name="T4">states that no member of the family, </text:span><text:span text:style-name="T52">given the above rules, has any moral obligation to refrain from interfering with the possessions of any brother or sister who ignores the obligation to </text:span><text:span text:style-name="T34">abide by the rules of the family ethics. This rule allows the disadvantaged to </text:span><text:span text:style-name="T46">demand assistance from the affluent, but it also allows the creative and </text:span><text:span text:style-name="T28">hardworking members of the family to repossess underdeveloped possessions </text:span><text:span text:style-name="T37">of the idle relatives and develop them for the welfare of humanity and for use </text:span><text:span text:style-name="T4">by posterity.</text:span></text:p>
      <text:p text:style-name="P87"><text:span text:style-name="T23">The individual luck principle</text:span></text:p>
      <text:p text:style-name="P96"><text:span text:style-name="T30">This is made up of three constituent rules dealing with personal achievement,</text:span></text:p>
      <text:p text:style-name="P11"><text:span text:style-name="T4">personal supererogation, and public law. </text:span><text:span text:style-name="T6">The personal achievement rule </text:span><text:span text:style-name="T4">states that what a member possesses is due mainly to the person's special talents. This </text:span><text:span text:style-name="T17">is a kind of family individualism which disregards historical experience and the </text:span><text:span text:style-name="T8">organic constitution of the family. </text:span><text:span text:style-name="T10">The personal supererogation rule </text:span><text:span text:style-name="T8">provides </text:span><text:span text:style-name="T17">that every member has a right to do whatever he or she wishes with his or her </text:span><text:span text:style-name="T8">possessions. Finally, the </text:span><text:span text:style-name="T10">family public law rule </text:span><text:span text:style-name="T8">states that any member of the </text:span><text:span text:style-name="T4">family who contravenes the right of another member as given by the second principle will be subject to the family public law, and would be punished or reprimanded and ordered to restore justice.</text:span></text:p>
      <text:p text:style-name="P19"><text:span text:style-name="T52">The parental debt principle takes precedence over the individual luck </text:span><text:span text:style-name="T37">principle, in case of a conflict between the two. And this is as it should be. </text:span><text:span text:style-name="T8">Why, for example, would we not see it as senseless that an individual member </text:span><text:span text:style-name="T17">of a family would want to do anything she wishes with her possessions, while a </text:span><text:span text:style-name="T12">number of her kith and kin may be in desperate need of help.</text:span></text:p>
      <text:p text:style-name="P86"><text:span text:style-name="T46">The basic ethical rationale for why the parental debt principle takes </text:span><text:span text:style-name="T52">precedence is as follows: the individual luck principle (IP) is supported </text:span><text:span text:style-name="T25">fundamentally by the 'right of first occupation', personal luck and </text:span><text:span text:style-name="T8">achievement, i.e., the veil of fate. But the first principle (PP) springs from the </text:span><text:span text:style-name="T4">fact of organic unity between the children, the common pool of their wealth </text:span><text:span text:style-name="T34">(whatever their differences in possessions) and the need for their common </text:span><text:span text:style-name="T45">security.</text:span></text:p>
      <text:p text:style-name="P20"><text:span text:style-name="T17">The ethics of common sense shows that </text:span><text:span text:style-name="T18">when in any given family or </text:span><text:span text:style-name="T8">community, matters of common wealth, and <text:s/></text:span><text:span text:style-name="T9">common security conflict with </text:span><text:span text:style-name="T28">matters of the personal possession, luck or </text:span><text:span text:style-name="T29">archievement, the former must </text:span><text:span text:style-name="T4">prevail over the latter.</text:span></text:p>
      <text:p text:style-name="P21"><text:span text:style-name="T34">There is no country in which, for example, an individual institution would be safe-guarded if it endangers the security or the economy of the nation. And </text:span><text:span text:style-name="T12">it is also clear that no country would accept the wish or a will from one of its citizens which stipulates that upon death all his achievements, however dear to the country, should be exterminated or kept out of use by anybody. The reason </text:span><text:span text:style-name="T4">for such a will would be that those achievements are personal and hence, the </text:span><text:span text:style-name="T31">personal supererogation rule is to prevail. The objection to the will can only be </text:span><text:span text:style-name="T34">supported by invoking the issues of common origin, common security and </text:span><text:span text:style-name="T45">common wealth.</text:span></text:p>
      <text:p text:style-name="P97"><text:span text:style-name="T38">We hope it is clear that the earth or the world is a kind of a family unit in</text:span></text:p>
      <text:p text:style-name="P55"><text:span text:style-name="T52">which the members have kith and kin relationship with one another. So fa</text:span><text:span text:style-name="T106">r</text:span><text:span text:style-name="T52">, </text:span><text:span text:style-name="T8">our discussion is driven towards the claim that the earth is a common wealth to </text:span><text:span text:style-name="T4">all humanity.</text:span></text:p>
      <text:p text:style-name="P65"><text:span text:style-name="T28">We are prepared to concede that the world has no sovereign. But this does </text:span><text:span text:style-name="T37">not affect the claim that planet earth—not the world—is a common good or </text:span><text:span text:style-name="T4">heritage for all humankind. The question of the right by the first occupation or </text:span><text:span text:style-name="T34">personal achievement does not overrule this truth. If it did, then it would make </text:span><text:span text:style-name="T8">no sense to accept the territorial rights of the Europeans who migrated to the </text:span><text:span text:style-name="T28">Americas after Christopher Columbus 'discovered' that continent over five </text:span><text:span text:style-name="T34">hundred years ago.</text:span></text:p>
      <text:p text:style-name="P41"><text:span text:style-name="T37">The territorial rights and sovereignty in the Americas would, in that case, </text:span><text:span text:style-name="T8">rightly and legitimately belong to the indigenous Indians. However, the reality </text:span><text:span text:style-name="T37">today is such that indigenous Indians have no more a legitimate claim to that </text:span><text:span text:style-name="T34">part of the earth than the migrants who invaded it five hundred years ago.</text:span></text:p>
      <text:p text:style-name="P77"><text:span text:style-name="T15">Again, if the right of first occupation or generally the veil of fate is to </text:span><text:span text:style-name="T28">prevail over the principle of the earth as a common good for all humankind, </text:span><text:span text:style-name="T37">then all that was procured through the colonization of such places like Africa </text:span><text:span text:style-name="T34">and India should have been returned to these former colonies a long time ago. </text:span><text:span text:style-name="T17">But nowadays it seems it does not make sense to demand that such resources be returned.</text:span></text:p>
      <text:p text:style-name="P77"><text:span text:style-name="T46">On colonialism, what we lament is the fact that those who developed </text:span><text:span text:style-name="T4">themselves by it have turned their backs on those they colonized and now claim </text:span><text:span text:style-name="T12">that they (the former subjects) have no share in or claim to any of their current </text:span><text:span text:style-name="T37">possessions. But given the organic constitution of life and the principles of </text:span><text:span text:style-name="T52">parental earth ethics, the former colonies have a legitimate claim to such </text:span><text:span text:style-name="T17">possessions.</text:span></text:p>
      <text:p text:style-name="P72"><text:span text:style-name="T20">Conclusion</text:span></text:p>
      <text:p text:style-name="P66"><text:span text:style-name="T28">We wish to conclude by attempting to answer several objections which we </text:span><text:span text:style-name="T34">foresee as coming from some of our readers. One such objection would be that </text:span><text:span text:style-name="T52">the earth is not a common good in the sense of sharing whatever we have </text:span><text:span text:style-name="T37">gained from it with everybody; the earth is a common good only in the sense </text:span><text:span text:style-name="T8">that it is an open field for the survival of the fittest.</text:span></text:p>
      <text:p text:style-name="P76"><text:span text:style-name="T38">We have already cautioned against a crude interpretation of Darwin's theory of the origin of species. A more detailed interpretation reveals that nature is a</text:span></text:p>
      <text:p text:style-name="P22"><text:span text:style-name="T37">web of complex relations and that no particular species can exist independent </text:span><text:span text:style-name="T8">of that web. 'Survival of the fittest' may sound correct when we limit ourselves </text:span><text:span text:style-name="T17">to subservient (personal, or national) ends. Such limitations have beguiled some </text:span><text:span text:style-name="T28">nations to believe that their given historical domination of others would last</text:span></text:p>
      <text:p text:style-name="P44"><text:span text:style-name="T17">forever.</text:span><text:span text:style-name="T91">31</text:span></text:p>
      <text:p text:style-name="P23"><text:span text:style-name="T8">The Third Reich of Hitler was to last 1,000 years. But it lasted for only 12 </text:span><text:span text:style-name="T1">years. The Roman empire of course lasted a long time, but it did not last </text:span><text:span text:style-name="T34">forever. Today the descendants of (say) the British empire would surely feel </text:span><text:span text:style-name="T4">some relief and pride in any historical revelation of any good which the empire </text:span><text:span text:style-name="T34">did to the colonies. For it is precisely from the goods not the evils done by colonization that makes former subjects tolerant and at times even friendly to </text:span><text:span text:style-name="T8">the descendants of their former oppressors.</text:span></text:p>
      <text:p text:style-name="P23"><text:span text:style-name="T37">So when we take not the subservient ends of nations, but the ultimate or </text:span><text:span text:style-name="T17">organic ends of all nature, no particular species or nation could be the fittest or </text:span><text:span text:style-name="T4">weakest in accordance with the historical organic shifts of nature. Perhaps what </text:span><text:span text:style-name="T34">all nations which are rich and powerful need to do is to invest in the pool of service to the rest of the world, so that when their historical turn or shift to </text:span><text:span text:style-name="T17">oblivion comes, others may remember them with compassion. This would be a </text:span><text:span text:style-name="T8">parental earth insurance policy.</text:span></text:p>
      <text:p text:style-name="P24"><text:span text:style-name="T1">The other objection we foresee is that parental earth ethics is a quasi-</text:span><text:span text:style-name="T34">religious exaggeration of the kinship relationships between all people of the </text:span><text:span text:style-name="T12">earth: that it is a doctrine for preachers in churches but not relevant to the real </text:span><text:span text:style-name="T4">world of the political and economic chess board.</text:span></text:p>
      <text:p text:style-name="P36"><text:span text:style-name="T8">The kinship issue is not being dragged into this matter just as a moralization </text:span><text:span text:style-name="T15">of the virtue of declaring all human beings, and all species in nature as </text:span><text:span text:style-name="T33">'brothers and sisters'. It is given here as an assertion derived from the </text:span><text:span text:style-name="T28">ecological truth about nature and the ultimate common fate of all creatures </text:span><text:span text:style-name="T1">living on planet earth. Without the element of kinship or organic unity of </text:span><text:span text:style-name="T52">nature none of the arguments of the current environmental protectionists </text:span><text:span text:style-name="T1">would be valid for all peoples and nations. But given the organic unity of </text:span><text:span text:style-name="T28">nature the arguments make sense, for it is clear that the pollution and the </text:span><text:span text:style-name="T34">degradation of sections of the earth are likely to have consequences in the rest of the globe. This is the concern that led to the convening of the Earth Summit </text:span><text:span text:style-name="T4">in Brazil in 1992. That meeting was a symbolic family gathering.</text:span></text:p>
      <text:p text:style-name="P81"><text:span text:style-name="T48">The last objection we wish to consider is one which claims that we are</text:span></text:p>
      <text:p text:style-name="P88"><text:span text:style-name="T146">placing creatures such as even earthworms in the same moral level as human </text:span><text:span text:style-name="T147">b</text:span><text:span text:style-name="T155">eings. Equality of all human beings may be understandable, but how about </text:span><text:span text:style-name="T156">equality (say) between a head of state and an earthworm? The earthworm does </text:span><text:span text:style-name="T146">not demand or require equality with a head of state. But nature demands that<text:tab/></text:span></text:p>
      <text:p text:style-name="P26"><text:span text:style-name="T151">we do not extinguish earthworms as a species. Earthworms are a part of the </text:span><text:span text:style-name="T153">biodiversity without which even a head of state would be non-existent.</text:span></text:p>
      <text:p text:style-name="P30"><text:span text:style-name="T145">There are basically two main reasons in the need for the sustenance of </text:span><text:span text:style-name="T148">biodiversity: One is that all sentient-beings have an intrinsic value, and the </text:span><text:span text:style-name="T149">other is that human life on earth is doomed to perish if we destroy </text:span><text:span text:style-name="T150">biodiversity. Although the first reason is still too remote for most people to </text:span><text:span text:style-name="T152">grasp, the second reason is and should be today common knowledge among </text:span><text:span text:style-name="T150">reasonable adult human beings. We propose parental earth ethics as a basic ethics that would offer a motivation for both a global environmental concern </text:span><text:span text:style-name="T154">and a global redistribution of the wealth of nat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Calibri"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Calibri" fo:font-family="Calibri"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Droid Sans Devanagari" style:font-family-complex="'Droid Sans Devanagari'"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76.2mm" style:type="center"/>
          <style:tab-stop style:position="152.4mm" style:type="right"/>
        </style:tab-stops>
      </style:paragraph-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170mm" fo:page-height="235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top="4.99mm" fo:background-color="transparent" draw:fill="none"/>
      </style:footer-style>
    </style:page-layout>
    <style:page-layout style:name="Mpm2">
      <style:page-layout-properties fo:page-width="192.41mm" fo:page-height="273.01mm" style:num-format="1" style:print-orientation="portrait" fo:margin-top="17.9mm" fo:margin-bottom="9.9mm" fo:margin-left="19.3mm" fo:margin-right="18.49mm" style:writing-mode="lr-tb" style:layout-grid-color="#c0c0c0" style:layout-grid-lines="18220" style:layout-grid-base-height="1.76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170mm" fo:page-height="235mm" style:num-format="1" style:print-orientation="portrait" fo:margin-top="22.49mm" fo:margin-bottom="3.39mm" fo:margin-left="17.32mm" fo:margin-right="22.98mm" style:writing-mode="lr-tb" style:layout-grid-color="#c0c0c0" style:layout-grid-lines="18412" style:layout-grid-base-height="1.76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24.99mm" fo:margin-left="0mm" fo:margin-right="0mm" fo:margin-top="4.99m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style:footer>
        <text:p text:style-name="Footer"><text:page-number text:select-page="current">117</text:page-number></text:p>
      </style:footer>
    </style:master-page>
    <style:master-page style:name="Converted1" style:page-layout-name="Mpm2" draw:style-name="Mdp1"/>
    <style:master-page style:name="Converted2" style:page-layout-name="Mpm3" draw:style-name="Mdp1">
      <style:footer>
        <text:p text:style-name="Footer"><text:page-number text:select-page="current">12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9T11:36:33.221680021</meta:creation-date>
    <meta:print-date>2023-03-09T12:01:46.328069588</meta:print-date>
    <dc:date>2023-03-09T12:02:02.839307393</dc:date>
    <meta:editing-duration>PT1M28S</meta:editing-duration>
    <meta:editing-cycles>1</meta:editing-cycles>
    <meta:document-statistic meta:table-count="0" meta:image-count="0" meta:object-count="0" meta:page-count="14" meta:paragraph-count="105" meta:word-count="5174" meta:character-count="31217" meta:non-whitespace-character-count="26141"/>
    <meta:generator>LibreOffice/7.4.4.2$Linux_X86_64 LibreOffice_project/40$Build-2</meta:generator>
  </office:meta>
</office:document-meta>
</file>